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422CD54A0CD443F9.png" manifest:media-type="image/png"/>
  <manifest:file-entry manifest:full-path="Pictures/1000020100000284000001FB7BCD1F25F22F8E1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fo:font-style="italic" fo:font-weight="bold" style:font-style-asian="italic" style:font-weight-asian="bold" style:font-style-complex="italic" style:font-weight-complex="bold"/>
    </style:style>
    <style:style style:name="P2" style:family="paragraph" style:parent-style-name="Thesis_5f_body">
      <style:text-properties officeooo:rsid="00b39e0c" officeooo:paragraph-rsid="00c51735" fo:background-color="#ffff00"/>
    </style:style>
    <style:style style:name="P3" style:family="paragraph" style:parent-style-name="Thesis_5f_body">
      <style:text-properties officeooo:rsid="00c51735" officeooo:paragraph-rsid="00c51735" fo:background-color="#ffff00"/>
    </style:style>
    <style:style style:name="P4" style:family="paragraph" style:parent-style-name="Thesis_5f_body">
      <style:text-properties officeooo:paragraph-rsid="00951a8c"/>
    </style:style>
    <style:style style:name="P5" style:family="paragraph" style:parent-style-name="Thesis_5f_body">
      <style:text-properties officeooo:paragraph-rsid="00a8c66b"/>
    </style:style>
    <style:style style:name="P6" style:family="paragraph" style:parent-style-name="Thesis_5f_body">
      <style:text-properties officeooo:rsid="00b647c1" officeooo:paragraph-rsid="00b647c1"/>
    </style:style>
    <style:style style:name="P7" style:family="paragraph" style:parent-style-name="Thesis_5f_body">
      <style:text-properties officeooo:rsid="00aafc15" officeooo:paragraph-rsid="00bb2a88"/>
    </style:style>
    <style:style style:name="P8" style:family="paragraph" style:parent-style-name="Thesis_5f_body">
      <style:text-properties officeooo:rsid="00aafc15" officeooo:paragraph-rsid="00c2fc78"/>
    </style:style>
    <style:style style:name="P9" style:family="paragraph" style:parent-style-name="Thesis_5f_body">
      <style:text-properties fo:language="en" fo:country="US" officeooo:paragraph-rsid="00bb2a88"/>
    </style:style>
    <style:style style:name="P10" style:family="paragraph" style:parent-style-name="Thesis_5f_body">
      <style:text-properties officeooo:paragraph-rsid="00bb2a88"/>
    </style:style>
    <style:style style:name="P11" style:family="paragraph" style:parent-style-name="Thesis_5f_body">
      <style:text-properties officeooo:paragraph-rsid="00be73a2"/>
    </style:style>
    <style:style style:name="P12" style:family="paragraph" style:parent-style-name="Thesis_5f_body">
      <style:text-properties officeooo:paragraph-rsid="00bfd80f"/>
    </style:style>
    <style:style style:name="P13" style:family="paragraph" style:parent-style-name="Thesis_5f_body">
      <style:text-properties officeooo:paragraph-rsid="00c33caa"/>
    </style:style>
    <style:style style:name="P14" style:family="paragraph" style:parent-style-name="Thesis_5f_caption">
      <style:text-properties officeooo:paragraph-rsid="009e5438"/>
    </style:style>
    <style:style style:name="P15" style:family="paragraph" style:parent-style-name="Thesis_5f_caption">
      <style:text-properties officeooo:paragraph-rsid="00bb50a9"/>
    </style:style>
    <style:style style:name="P16" style:family="paragraph" style:parent-style-name="Thesis_5f_body" style:list-style-name="L1">
      <style:text-properties officeooo:paragraph-rsid="00951a8c"/>
    </style:style>
    <style:style style:name="P17" style:family="paragraph" style:parent-style-name="Thesis_5f_body" style:list-style-name="L2">
      <style:text-properties officeooo:paragraph-rsid="00951a8c"/>
    </style:style>
    <style:style style:name="P18" style:family="paragraph" style:parent-style-name="Thesis_5f_body" style:list-style-name="L3">
      <style:text-properties officeooo:paragraph-rsid="00951a8c"/>
    </style:style>
    <style:style style:name="P19" style:family="paragraph" style:parent-style-name="Thesis_5f_body" style:list-style-name="L5"/>
    <style:style style:name="P20" style:family="paragraph" style:parent-style-name="Thesis_5f_body">
      <style:text-properties officeooo:paragraph-rsid="00cfc0ca"/>
    </style:style>
    <style:style style:name="P21" style:family="paragraph" style:parent-style-name="Thesis_5f_body">
      <style:text-properties officeooo:paragraph-rsid="00d0fc77"/>
    </style:style>
    <style:style style:name="P22" style:family="paragraph" style:parent-style-name="Thesis_5f_body">
      <style:text-properties officeooo:paragraph-rsid="00d17977"/>
    </style:style>
    <style:style style:name="P23" style:family="paragraph" style:parent-style-name="Thesis_5f_body" style:list-style-name="L4">
      <style:paragraph-properties fo:margin-left="1.251cm" fo:margin-right="0cm" fo:text-indent="-0.635cm" style:auto-text-indent="false"/>
      <style:text-properties officeooo:paragraph-rsid="00951a8c"/>
    </style:style>
    <style:style style:name="P24" style:family="paragraph" style:parent-style-name="Thesis_5f_Heading3" style:list-style-name="Thesis_5f_numbering"/>
    <style:style style:name="P25" style:family="paragraph" style:parent-style-name="Thesis_5f_Heading1" style:list-style-name="Thesis_5f_numbering" style:master-page-name="Thesis_5f_bodyPage">
      <style:paragraph-properties style:page-number="auto"/>
      <style:text-properties officeooo:paragraph-rsid="00ceb796"/>
    </style:style>
    <style:style style:name="P26" style:family="paragraph" style:parent-style-name="Thesis_5f_Heading2" style:list-style-name="Thesis_5f_numbering"/>
    <style:style style:name="T1" style:family="text">
      <style:text-properties style:font-name="Times New Roman4" fo:font-size="12pt" fo:language="ru" fo:country="RU" style:font-size-asian="12pt" style:font-name-complex="Times New Roman5" style:font-size-complex="12pt"/>
    </style:style>
    <style:style style:name="T2" style:family="text">
      <style:text-properties style:font-name="Times New Roman4" fo:font-size="12pt" fo:language="ru" fo:country="RU" officeooo:rsid="0014f9b7" style:font-size-asian="12pt" style:font-name-complex="Times New Roman5" style:font-size-complex="12pt"/>
    </style:style>
    <style:style style:name="T3" style:family="text">
      <style:text-properties style:font-name="Times New Roman4" fo:font-size="12pt" fo:language="ru" fo:country="RU" officeooo:rsid="001f12ee" style:font-size-asian="12pt" style:font-name-complex="Times New Roman5" style:font-size-complex="12pt"/>
    </style:style>
    <style:style style:name="T4" style:family="text">
      <style:text-properties style:font-name="Times New Roman4" fo:font-size="12pt" fo:language="ru" fo:country="RU" officeooo:rsid="00273e33" style:font-size-asian="12pt" style:font-name-complex="Times New Roman5" style:font-size-complex="12pt"/>
    </style:style>
    <style:style style:name="T5" style:family="text">
      <style:text-properties style:font-name="Times New Roman4" fo:font-size="12pt" fo:language="ru" fo:country="RU" officeooo:rsid="002ea74a" style:font-size-asian="12pt" style:font-name-complex="Times New Roman5" style:font-size-complex="12pt"/>
    </style:style>
    <style:style style:name="T6" style:family="text">
      <style:text-properties style:font-name="Times New Roman4" fo:font-size="12pt" fo:language="ru" fo:country="RU" officeooo:rsid="0030c638" style:font-size-asian="12pt" style:font-name-complex="Times New Roman5" style:font-size-complex="12pt"/>
    </style:style>
    <style:style style:name="T7" style:family="text">
      <style:text-properties style:font-name="Times New Roman4" fo:font-size="12pt" fo:language="ru" fo:country="RU" officeooo:rsid="00426802" style:font-size-asian="12pt" style:font-name-complex="Times New Roman5" style:font-size-complex="12pt"/>
    </style:style>
    <style:style style:name="T8" style:family="text">
      <style:text-properties style:font-name="Times New Roman4" fo:font-size="12pt" fo:language="ru" fo:country="RU" officeooo:rsid="004a1458" style:font-size-asian="12pt" style:font-name-complex="Times New Roman5" style:font-size-complex="12pt"/>
    </style:style>
    <style:style style:name="T9" style:family="text">
      <style:text-properties style:font-name="Times New Roman4" fo:font-size="12pt" fo:language="ru" fo:country="RU" officeooo:rsid="004b24a4" style:font-size-asian="12pt" style:font-name-complex="Times New Roman5" style:font-size-complex="12pt"/>
    </style:style>
    <style:style style:name="T10" style:family="text">
      <style:text-properties style:font-name="Times New Roman4" fo:font-size="12pt" fo:language="ru" fo:country="RU" officeooo:rsid="00a4ad32" style:font-size-asian="12pt" style:font-name-complex="Times New Roman5" style:font-size-complex="12pt"/>
    </style:style>
    <style:style style:name="T11" style:family="text">
      <style:text-properties style:font-name="Times New Roman4" fo:font-size="12pt" fo:language="ru" fo:country="RU" officeooo:rsid="00376847" style:font-size-asian="12pt" style:font-name-complex="Times New Roman5" style:font-size-complex="12pt"/>
    </style:style>
    <style:style style:name="T12" style:family="text">
      <style:text-properties style:font-name="Times New Roman4" fo:font-size="12pt" fo:language="ru" fo:country="RU" officeooo:rsid="00a8c66b" style:font-size-asian="12pt" style:font-name-complex="Times New Roman5" style:font-size-complex="12pt"/>
    </style:style>
    <style:style style:name="T13" style:family="text">
      <style:text-properties style:font-name="Times New Roman4" fo:font-size="12pt" fo:language="ru" fo:country="RU" officeooo:rsid="00a95b9b" style:font-size-asian="12pt" style:font-name-complex="Times New Roman5" style:font-size-complex="12pt"/>
    </style:style>
    <style:style style:name="T14" style:family="text">
      <style:text-properties style:font-name="Times New Roman4" fo:font-size="12pt" fo:language="ru" fo:country="RU" officeooo:rsid="00a9a888" style:font-size-asian="12pt" style:font-name-complex="Times New Roman5" style:font-size-complex="12pt"/>
    </style:style>
    <style:style style:name="T15" style:family="text">
      <style:text-properties style:font-name="Times New Roman4" fo:font-size="12pt" fo:language="ru" fo:country="RU" fo:font-style="italic" style:font-size-asian="12pt" style:font-style-asian="italic" style:font-name-complex="Times New Roman5" style:font-size-complex="12pt"/>
    </style:style>
    <style:style style:name="T16" style:family="text">
      <style:text-properties style:font-name="Times New Roman4" fo:font-size="12pt" fo:language="ru" fo:country="RU" fo:font-style="italic" style:font-size-asian="12pt" style:font-style-asian="italic" style:font-name-complex="Times New Roman5" style:font-size-complex="12pt" style:font-style-complex="italic"/>
    </style:style>
    <style:style style:name="T17" style:family="text">
      <style:text-properties style:font-name="Times New Roman4" fo:font-size="12pt" fo:language="ru" fo:country="RU" fo:font-style="italic" fo:background-color="#ffff00" loext:char-shading-value="0" style:font-size-asian="12pt" style:font-style-asian="italic" style:font-name-complex="Times New Roman5" style:font-size-complex="12pt"/>
    </style:style>
    <style:style style:name="T18" style:family="text">
      <style:text-properties style:font-name="Times New Roman4" fo:font-size="12pt" fo:language="ru" fo:country="RU" fo:background-color="#ffff00" loext:char-shading-value="0" style:font-size-asian="12pt" style:font-name-complex="Times New Roman5" style:font-size-complex="12pt"/>
    </style:style>
    <style:style style:name="T19" style:family="text">
      <style:text-properties style:font-name="Times New Roman4" fo:font-size="12pt" fo:language="ru" fo:country="RU" officeooo:rsid="0025e4b6" fo:background-color="transparent" loext:char-shading-value="0" style:font-size-asian="12pt" style:font-name-complex="Times New Roman5" style:font-size-complex="12pt"/>
    </style:style>
    <style:style style:name="T20" style:family="text">
      <style:text-properties style:font-name="Times New Roman4" fo:font-size="12pt" fo:language="en" fo:country="US" style:font-size-asian="12pt" style:font-name-complex="Times New Roman5" style:font-size-complex="12pt"/>
    </style:style>
    <style:style style:name="T21" style:family="text">
      <style:text-properties style:font-name="Times New Roman4" fo:font-size="12pt" fo:language="en" fo:country="US" fo:font-style="italic" style:font-size-asian="12pt" style:font-style-asian="italic" style:font-name-complex="Times New Roman5" style:font-size-complex="12pt"/>
    </style:style>
    <style:style style:name="T22" style:family="text">
      <style:text-properties style:font-name="Times New Roman4" fo:font-size="12pt" fo:language="en" fo:country="US" fo:font-style="italic" style:font-size-asian="12pt" style:font-style-asian="italic" style:font-name-complex="Times New Roman5" style:font-size-complex="12pt" style:font-style-complex="italic"/>
    </style:style>
    <style:style style:name="T23" style:family="text">
      <style:text-properties style:font-name="Times New Roman4" fo:font-size="12pt" fo:language="en" fo:country="US" fo:font-style="italic" officeooo:rsid="002ea74a" style:font-size-asian="12pt" style:font-style-asian="italic" style:font-name-complex="Times New Roman5" style:font-size-complex="12pt"/>
    </style:style>
    <style:style style:name="T24" style:family="text">
      <style:text-properties style:font-name="Times New Roman4" fo:font-size="12pt" fo:language="en" fo:country="US" fo:font-style="normal" style:font-size-asian="12pt" style:font-style-asian="normal" style:font-name-complex="Times New Roman5" style:font-size-complex="12pt" style:font-style-complex="normal"/>
    </style:style>
    <style:style style:name="T25" style:family="text">
      <style:text-properties style:font-name="Times New Roman4" fo:font-size="12pt" fo:language="en" fo:country="US" fo:background-color="#ffff00" loext:char-shading-value="0" style:font-size-asian="12pt" style:font-name-complex="Times New Roman5" style:font-size-complex="12pt"/>
    </style:style>
    <style:style style:name="T26" style:family="text">
      <style:text-properties style:font-name="Times New Roman4" fo:font-size="12pt" style:font-size-asian="12pt" style:font-name-complex="Times New Roman5" style:font-size-complex="12pt"/>
    </style:style>
    <style:style style:name="T27" style:family="text">
      <style:text-properties style:font-name="Times New Roman4" fo:font-size="12pt" officeooo:rsid="004a1458" style:font-size-asian="12pt" style:font-name-complex="Times New Roman5" style:font-size-complex="12pt"/>
    </style:style>
    <style:style style:name="T28" style:family="text">
      <style:text-properties style:font-name="Times New Roman4" fo:font-size="12pt" officeooo:rsid="004a222c" style:font-size-asian="12pt" style:font-name-complex="Times New Roman5" style:font-size-complex="12pt"/>
    </style:style>
    <style:style style:name="T29" style:family="text">
      <style:text-properties style:font-name="Times New Roman4" fo:font-size="12pt" fo:font-style="italic" style:font-size-asian="12pt" style:font-style-asian="italic" style:font-name-complex="Times New Roman5" style:font-size-complex="12pt"/>
    </style:style>
    <style:style style:name="T30" style:family="text">
      <style:text-properties style:font-name="Times New Roman4" fo:font-size="12pt" fo:font-style="italic" style:font-size-asian="12pt" style:font-style-asian="italic" style:font-name-complex="Times New Roman5" style:font-size-complex="12pt" style:font-style-complex="italic"/>
    </style:style>
    <style:style style:name="T31" style:family="text">
      <style:text-properties style:font-name="Times New Roman4" fo:font-size="12pt" fo:font-style="italic" fo:background-color="#ffff00" loext:char-shading-value="0" style:font-size-asian="12pt" style:font-style-asian="italic" style:font-name-complex="Times New Roman5" style:font-size-complex="12pt"/>
    </style:style>
    <style:style style:name="T32" style:family="text">
      <style:text-properties style:font-name="Times New Roman4" fo:font-size="12pt" fo:font-style="normal" style:font-size-asian="12pt" style:font-style-asian="normal" style:font-name-complex="Times New Roman5" style:font-size-complex="12pt" style:font-style-complex="normal"/>
    </style:style>
    <style:style style:name="T33" style:family="text">
      <style:text-properties style:font-name="Times New Roman4" fo:font-size="12pt" fo:language="bg" fo:country="BG" style:font-size-asian="12pt" style:font-name-complex="Times New Roman5" style:font-size-complex="12pt"/>
    </style:style>
    <style:style style:name="T34" style:family="text">
      <style:text-properties style:font-name="Times New Roman4" fo:font-size="12pt" fo:language="bg" fo:country="BG" officeooo:rsid="0012bd16" style:font-size-asian="12pt" style:font-name-complex="Times New Roman5" style:font-size-complex="12pt"/>
    </style:style>
    <style:style style:name="T35" style:family="text">
      <style:text-properties style:font-name="Times New Roman4" fo:font-size="12pt" fo:language="bg" fo:country="BG" officeooo:rsid="0014f9b7" style:font-size-asian="12pt" style:font-name-complex="Times New Roman5" style:font-size-complex="12pt"/>
    </style:style>
    <style:style style:name="T36" style:family="text">
      <style:text-properties style:font-name="Times New Roman4" fo:font-size="12pt" fo:language="bg" fo:country="BG" officeooo:rsid="00151f4b" style:font-size-asian="12pt" style:font-name-complex="Times New Roman5" style:font-size-complex="12pt"/>
    </style:style>
    <style:style style:name="T37" style:family="text">
      <style:text-properties style:font-name="Times New Roman4" fo:font-size="12pt" fo:language="bg" fo:country="BG" officeooo:rsid="0031953b" style:font-size-asian="12pt" style:font-name-complex="Times New Roman5" style:font-size-complex="12pt"/>
    </style:style>
    <style:style style:name="T38" style:family="text">
      <style:text-properties style:font-name="Times New Roman4" fo:font-size="12pt" fo:language="bg" fo:country="BG" officeooo:rsid="00366359" style:font-size-asian="12pt" style:font-name-complex="Times New Roman5" style:font-size-complex="12pt"/>
    </style:style>
    <style:style style:name="T39" style:family="text">
      <style:text-properties style:font-name="Times New Roman4" fo:font-size="12pt" fo:language="bg" fo:country="BG" officeooo:rsid="00376847" style:font-size-asian="12pt" style:font-name-complex="Times New Roman5" style:font-size-complex="12pt"/>
    </style:style>
    <style:style style:name="T40" style:family="text">
      <style:text-properties style:font-name="Times New Roman4" fo:font-size="12pt" fo:language="bg" fo:country="BG" officeooo:rsid="0053c131" style:font-size-asian="12pt" style:font-name-complex="Times New Roman5" style:font-size-complex="12pt"/>
    </style:style>
    <style:style style:name="T41" style:family="text">
      <style:text-properties style:font-name="Times New Roman4" fo:font-size="12pt" fo:language="bg" fo:country="BG" officeooo:rsid="0057413d" style:font-size-asian="12pt" style:font-name-complex="Times New Roman5" style:font-size-complex="12pt"/>
    </style:style>
    <style:style style:name="T42" style:family="text">
      <style:text-properties style:font-name="Times New Roman4" fo:font-size="12pt" fo:language="bg" fo:country="BG" officeooo:rsid="005a484c" style:font-size-asian="12pt" style:font-name-complex="Times New Roman5" style:font-size-complex="12pt"/>
    </style:style>
    <style:style style:name="T43" style:family="text">
      <style:text-properties style:font-name="Times New Roman4" fo:font-size="12pt" fo:language="bg" fo:country="BG" officeooo:rsid="005ab7cd" style:font-size-asian="12pt" style:font-name-complex="Times New Roman5" style:font-size-complex="12pt"/>
    </style:style>
    <style:style style:name="T44" style:family="text">
      <style:text-properties style:font-name="Times New Roman4" fo:font-size="12pt" fo:language="bg" fo:country="BG" officeooo:rsid="005dbd5e" style:font-size-asian="12pt" style:font-name-complex="Times New Roman5" style:font-size-complex="12pt"/>
    </style:style>
    <style:style style:name="T45" style:family="text">
      <style:text-properties style:font-name="Times New Roman4" fo:font-size="12pt" fo:language="bg" fo:country="BG" officeooo:rsid="005dd472" style:font-size-asian="12pt" style:font-name-complex="Times New Roman5" style:font-size-complex="12pt"/>
    </style:style>
    <style:style style:name="T46" style:family="text">
      <style:text-properties style:font-name="Times New Roman4" fo:font-size="12pt" fo:language="bg" fo:country="BG" officeooo:rsid="005df613" style:font-size-asian="12pt" style:font-name-complex="Times New Roman5" style:font-size-complex="12pt"/>
    </style:style>
    <style:style style:name="T47" style:family="text">
      <style:text-properties style:font-name="Times New Roman4" fo:font-size="12pt" fo:language="bg" fo:country="BG" officeooo:rsid="0060d88a" style:font-size-asian="12pt" style:font-name-complex="Times New Roman5" style:font-size-complex="12pt"/>
    </style:style>
    <style:style style:name="T48" style:family="text">
      <style:text-properties style:font-name="Times New Roman4" fo:font-size="12pt" fo:language="bg" fo:country="BG" officeooo:rsid="00611647" style:font-size-asian="12pt" style:font-name-complex="Times New Roman5" style:font-size-complex="12pt"/>
    </style:style>
    <style:style style:name="T49" style:family="text">
      <style:text-properties style:font-name="Times New Roman4" fo:font-size="12pt" fo:language="bg" fo:country="BG" officeooo:rsid="00632eeb" style:font-size-asian="12pt" style:font-name-complex="Times New Roman5" style:font-size-complex="12pt"/>
    </style:style>
    <style:style style:name="T50" style:family="text">
      <style:text-properties style:font-name="Times New Roman4" fo:font-size="12pt" fo:language="bg" fo:country="BG" officeooo:rsid="0061c003" style:font-size-asian="12pt" style:font-name-complex="Times New Roman5" style:font-size-complex="12pt"/>
    </style:style>
    <style:style style:name="T51" style:family="text">
      <style:text-properties style:font-name="Times New Roman4" fo:font-size="12pt" fo:language="bg" fo:country="BG" officeooo:rsid="00637b91" style:font-size-asian="12pt" style:font-name-complex="Times New Roman5" style:font-size-complex="12pt"/>
    </style:style>
    <style:style style:name="T52" style:family="text">
      <style:text-properties style:font-name="Times New Roman4" fo:font-size="12pt" fo:language="bg" fo:country="BG" officeooo:rsid="006864ca" style:font-size-asian="12pt" style:font-name-complex="Times New Roman5" style:font-size-complex="12pt"/>
    </style:style>
    <style:style style:name="T53" style:family="text">
      <style:text-properties style:font-name="Times New Roman4" fo:font-size="12pt" fo:language="bg" fo:country="BG" officeooo:rsid="00749b8c" style:font-size-asian="12pt" style:font-name-complex="Times New Roman5" style:font-size-complex="12pt"/>
    </style:style>
    <style:style style:name="T54" style:family="text">
      <style:text-properties style:font-name="Times New Roman4" fo:font-size="12pt" fo:language="bg" fo:country="BG" officeooo:rsid="0074dccf" style:font-size-asian="12pt" style:font-name-complex="Times New Roman5" style:font-size-complex="12pt"/>
    </style:style>
    <style:style style:name="T55" style:family="text">
      <style:text-properties style:font-name="Times New Roman4" fo:font-size="12pt" fo:language="bg" fo:country="BG" officeooo:rsid="007db0ba" style:font-size-asian="12pt" style:font-name-complex="Times New Roman5" style:font-size-complex="12pt"/>
    </style:style>
    <style:style style:name="T56" style:family="text">
      <style:text-properties style:font-name="Times New Roman4" fo:font-size="12pt" fo:language="bg" fo:country="BG" officeooo:rsid="007f5828" style:font-size-asian="12pt" style:font-name-complex="Times New Roman5" style:font-size-complex="12pt"/>
    </style:style>
    <style:style style:name="T57" style:family="text">
      <style:text-properties style:font-name="Times New Roman4" fo:font-size="12pt" fo:language="bg" fo:country="BG" officeooo:rsid="0081ff08" style:font-size-asian="12pt" style:font-name-complex="Times New Roman5" style:font-size-complex="12pt"/>
    </style:style>
    <style:style style:name="T58" style:family="text">
      <style:text-properties style:font-name="Times New Roman4" fo:font-size="12pt" fo:language="bg" fo:country="BG" officeooo:rsid="008d93ac" style:font-size-asian="12pt" style:font-name-complex="Times New Roman5" style:font-size-complex="12pt"/>
    </style:style>
    <style:style style:name="T59" style:family="text">
      <style:text-properties style:font-name="Times New Roman4" fo:font-size="12pt" fo:language="bg" fo:country="BG" officeooo:rsid="00a4ad32" style:font-size-asian="12pt" style:font-name-complex="Times New Roman5" style:font-size-complex="12pt"/>
    </style:style>
    <style:style style:name="T60" style:family="text">
      <style:text-properties style:font-name="Times New Roman4" fo:font-size="12pt" fo:language="bg" fo:country="BG" officeooo:rsid="00a7d5a3" style:font-size-asian="12pt" style:font-name-complex="Times New Roman5" style:font-size-complex="12pt"/>
    </style:style>
    <style:style style:name="T61" style:family="text">
      <style:text-properties style:font-name="Times New Roman4" fo:font-size="12pt" fo:language="bg" fo:country="BG" officeooo:rsid="00c84581" style:font-size-asian="12pt" style:font-name-complex="Times New Roman5" style:font-size-complex="12pt"/>
    </style:style>
    <style:style style:name="T62" style:family="text">
      <style:text-properties style:font-name="Times New Roman4" fo:font-size="12pt" fo:language="bg" fo:country="BG" officeooo:rsid="00c9a676" style:font-size-asian="12pt" style:font-name-complex="Times New Roman5" style:font-size-complex="12pt"/>
    </style:style>
    <style:style style:name="T63" style:family="text">
      <style:text-properties style:font-name="Times New Roman4" fo:font-size="12pt" fo:language="bg" fo:country="BG" officeooo:rsid="00caae63" style:font-size-asian="12pt" style:font-name-complex="Times New Roman5" style:font-size-complex="12pt"/>
    </style:style>
    <style:style style:name="T64" style:family="text">
      <style:text-properties style:font-name="Times New Roman4" fo:font-size="12pt" fo:language="bg" fo:country="BG" fo:font-weight="normal" style:font-size-asian="12pt" style:language-asian="en" style:country-asian="US" style:font-weight-asian="normal" style:font-name-complex="Times New Roman5" style:font-size-complex="12pt" style:font-weight-complex="normal"/>
    </style:style>
    <style:style style:name="T65" style:family="text">
      <style:text-properties style:font-name="Times New Roman4" fo:font-size="12pt" fo:language="bg" fo:country="BG" fo:font-weight="normal" officeooo:rsid="00c84581" style:font-size-asian="12pt" style:language-asian="en" style:country-asian="US" style:font-weight-asian="normal" style:font-name-complex="Times New Roman5" style:font-size-complex="12pt" style:font-weight-complex="normal"/>
    </style:style>
    <style:style style:name="T66" style:family="text">
      <style:text-properties style:font-name="Times New Roman4" fo:font-size="12pt" fo:language="bg" fo:country="BG" fo:font-weight="normal" officeooo:rsid="00c8f700" style:font-size-asian="12pt" style:language-asian="en" style:country-asian="US" style:font-weight-asian="normal" style:font-name-complex="Times New Roman5" style:font-size-complex="12pt" style:font-weight-complex="normal"/>
    </style:style>
    <style:style style:name="T67" style:family="text">
      <style:text-properties style:font-name="Times New Roman4" fo:font-size="12pt" fo:language="bg" fo:country="BG" fo:font-weight="normal" style:font-size-asian="12pt" style:font-weight-asian="normal" style:font-name-complex="Times New Roman5" style:font-size-complex="12pt"/>
    </style:style>
    <style:style style:name="T68" style:family="text">
      <style:text-properties style:font-name="Times New Roman4" fo:font-size="12pt" fo:language="bg" fo:country="BG" fo:font-weight="normal" officeooo:rsid="0012bd16" style:font-size-asian="12pt" style:font-weight-asian="normal" style:font-name-complex="Times New Roman5" style:font-size-complex="12pt"/>
    </style:style>
    <style:style style:name="T69" style:family="text">
      <style:text-properties style:font-name="Times New Roman4" fo:font-size="12pt" fo:language="bg" fo:country="BG" fo:background-color="#ffff00" loext:char-shading-value="0" style:font-size-asian="12pt" style:font-name-complex="Times New Roman5" style:font-size-complex="12pt"/>
    </style:style>
    <style:style style:name="T70" style:family="text">
      <style:text-properties style:font-name="Times New Roman4" fo:font-size="12pt" fo:language="bg" fo:country="BG" officeooo:rsid="006de892" fo:background-color="#ffff00" loext:char-shading-value="0" style:font-size-asian="12pt" style:font-name-complex="Times New Roman5" style:font-size-complex="12pt"/>
    </style:style>
    <style:style style:name="T71" style:family="text">
      <style:text-properties style:font-name="Times New Roman4" fo:font-size="12pt" fo:language="bg" fo:country="BG" officeooo:rsid="006d2c3a" fo:background-color="#ffff00" loext:char-shading-value="0" style:font-size-asian="12pt" style:font-name-complex="Times New Roman5" style:font-size-complex="12pt"/>
    </style:style>
    <style:style style:name="T72" style:family="text">
      <style:text-properties style:font-name="Times New Roman4" fo:font-size="12pt" fo:language="bg" fo:country="BG" officeooo:rsid="008d93ac" fo:background-color="#ffff00" loext:char-shading-value="0" style:font-size-asian="12pt" style:font-name-complex="Times New Roman5" style:font-size-complex="12pt"/>
    </style:style>
    <style:style style:name="T73" style:family="text">
      <style:text-properties style:font-name="Times New Roman4" fo:font-size="12pt" fo:language="bg" fo:country="BG" officeooo:rsid="00632eeb" fo:background-color="transparent" loext:char-shading-value="0" style:font-size-asian="12pt" style:font-name-complex="Times New Roman5" style:font-size-complex="12pt"/>
    </style:style>
    <style:style style:name="T74" style:family="text">
      <style:text-properties style:font-name="Times New Roman4" fo:font-size="12pt" fo:language="bg" fo:country="BG" officeooo:rsid="0064c1db" fo:background-color="transparent" loext:char-shading-value="0" style:font-size-asian="12pt" style:font-name-complex="Times New Roman5" style:font-size-complex="12pt"/>
    </style:style>
    <style:style style:name="T75" style:family="text">
      <style:text-properties style:font-name="Times New Roman4" fo:font-size="12pt" fo:language="bg" fo:country="BG" officeooo:rsid="0066a864" fo:background-color="transparent" loext:char-shading-value="0" style:font-size-asian="12pt" style:font-name-complex="Times New Roman5" style:font-size-complex="12pt"/>
    </style:style>
    <style:style style:name="T76" style:family="text">
      <style:text-properties style:font-name="Times New Roman4" fo:font-size="12pt" fo:language="bg" fo:country="BG" officeooo:rsid="006864ca" fo:background-color="transparent" loext:char-shading-value="0" style:font-size-asian="12pt" style:font-name-complex="Times New Roman5" style:font-size-complex="12pt"/>
    </style:style>
    <style:style style:name="T77" style:family="text">
      <style:text-properties style:font-name="Times New Roman4" fo:font-size="12pt" fo:language="bg" fo:country="BG" officeooo:rsid="006aabfc" fo:background-color="transparent" loext:char-shading-value="0" style:font-size-asian="12pt" style:font-name-complex="Times New Roman5" style:font-size-complex="12pt"/>
    </style:style>
    <style:style style:name="T78" style:family="text">
      <style:text-properties style:font-name="Times New Roman4" fo:font-size="12pt" fo:language="bg" fo:country="BG" officeooo:rsid="006c2745" fo:background-color="transparent" loext:char-shading-value="0" style:font-size-asian="12pt" style:font-name-complex="Times New Roman5" style:font-size-complex="12pt"/>
    </style:style>
    <style:style style:name="T79" style:family="text">
      <style:text-properties style:font-name="Times New Roman4" fo:font-size="12pt" fo:language="bg" fo:country="BG" officeooo:rsid="006d2c3a" fo:background-color="transparent" loext:char-shading-value="0" style:font-size-asian="12pt" style:font-name-complex="Times New Roman5" style:font-size-complex="12pt"/>
    </style:style>
    <style:style style:name="T80" style:family="text">
      <style:text-properties style:font-name="Times New Roman4" fo:font-size="12pt" fo:language="bg" fo:country="BG" officeooo:rsid="006de892" fo:background-color="transparent" loext:char-shading-value="0" style:font-size-asian="12pt" style:font-name-complex="Times New Roman5" style:font-size-complex="12pt"/>
    </style:style>
    <style:style style:name="T81" style:family="text">
      <style:text-properties style:font-name="Times New Roman4" fo:font-size="12pt" fo:language="bg" fo:country="BG" officeooo:rsid="006f8c70" fo:background-color="transparent" loext:char-shading-value="0" style:font-size-asian="12pt" style:font-name-complex="Times New Roman5" style:font-size-complex="12pt"/>
    </style:style>
    <style:style style:name="T82" style:family="text">
      <style:text-properties style:font-name="Times New Roman4" fo:font-size="12pt" fo:language="bg" fo:country="BG" officeooo:rsid="007168f2" fo:background-color="transparent" loext:char-shading-value="0" style:font-size-asian="12pt" style:font-name-complex="Times New Roman5" style:font-size-complex="12pt"/>
    </style:style>
    <style:style style:name="T83" style:family="text">
      <style:text-properties style:font-name="Times New Roman4" fo:font-size="12pt" fo:language="bg" fo:country="BG" officeooo:rsid="007369ab" fo:background-color="transparent" loext:char-shading-value="0" style:font-size-asian="12pt" style:font-name-complex="Times New Roman5" style:font-size-complex="12pt"/>
    </style:style>
    <style:style style:name="T84" style:family="text">
      <style:text-properties style:font-name="Times New Roman4" fo:font-size="12pt" fo:language="bg" fo:country="BG" officeooo:rsid="00744d1e" fo:background-color="transparent" loext:char-shading-value="0" style:font-size-asian="12pt" style:font-name-complex="Times New Roman5" style:font-size-complex="12pt"/>
    </style:style>
    <style:style style:name="T85" style:family="text">
      <style:text-properties style:font-name="Times New Roman4" fo:font-size="12pt" fo:language="bg" fo:country="BG" officeooo:rsid="008d93ac" fo:background-color="transparent" loext:char-shading-value="0" style:font-size-asian="12pt" style:font-name-complex="Times New Roman5" style:font-size-complex="12pt"/>
    </style:style>
    <style:style style:name="T86" style:family="text">
      <style:text-properties style:font-name="Times New Roman4" fo:font-size="12pt" fo:background-color="#ffff00" loext:char-shading-value="0" style:font-size-asian="12pt" style:font-name-complex="Times New Roman5" style:font-size-complex="12pt"/>
    </style:style>
    <style:style style:name="T87" style:family="text">
      <style:text-properties fo:color="#00b050" style:font-name="Times New Roman4" fo:font-size="12pt" fo:language="ru" fo:country="RU" style:font-size-asian="12pt" style:font-name-complex="Times New Roman5" style:font-size-complex="12pt"/>
    </style:style>
    <style:style style:name="T88" style:family="text">
      <style:text-properties fo:color="#00cc00" style:font-name="Times New Roman4" fo:font-size="12pt" fo:language="ru" fo:country="RU" style:font-size-asian="12pt" style:font-name-complex="Times New Roman5" style:font-size-complex="12pt"/>
    </style:style>
    <style:style style:name="T89" style:family="text">
      <style:text-properties fo:color="#00cc00" style:font-name="Times New Roman4" fo:font-size="12pt" fo:language="ru" fo:country="RU" fo:background-color="#ffff00" loext:char-shading-value="0" style:font-size-asian="12pt" style:font-name-complex="Times New Roman5" style:font-size-complex="12pt"/>
    </style:style>
    <style:style style:name="T90" style:family="text">
      <style:text-properties fo:color="#00cc00"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91" style:family="text">
      <style:text-properties fo:color="#00cc00" style:font-name="Times New Roman4" fo:font-size="12pt" fo:language="bg" fo:country="BG" style:font-size-asian="12pt" style:font-name-complex="Times New Roman5" style:font-size-complex="12pt"/>
    </style:style>
    <style:style style:name="T92" style:family="text">
      <style:text-properties fo:color="#00cc00" style:font-name="Times New Roman4" fo:font-size="12pt" fo:background-color="#ffff00" loext:char-shading-value="0" style:font-size-asian="12pt" style:font-name-complex="Times New Roman5" style:font-size-complex="12pt"/>
    </style:style>
    <style:style style:name="T93" style:family="text">
      <style:text-properties fo:color="#00cc00" style:text-outline="false" style:text-line-through-style="none" style:text-line-through-type="none" style:font-name="DejaVu Sans" fo:font-size="10pt" fo:letter-spacing="normal" fo:font-style="normal" fo:text-shadow="none" style:text-underline-style="none" fo:font-weight="normal" style:font-size-asian="10pt" style:font-style-asian="normal" style:font-weight-asian="normal" style:text-emphasize="none"/>
    </style:style>
    <style:style style:name="T94" style:family="text">
      <style:text-properties fo:color="#00000a" style:font-name="Times New Roman4" fo:font-size="12pt" fo:language="en" fo:country="US" fo:font-style="italic" style:font-name-asian="Droid Sans Fallback" style:font-size-asian="12pt" style:language-asian="en" style:country-asian="US" style:font-style-asian="italic" style:font-name-complex="Times New Roman5" style:font-size-complex="12pt" style:language-complex="ar" style:country-complex="SA"/>
    </style:style>
    <style:style style:name="T95" style:family="text">
      <style:text-properties fo:color="#00000a" style:font-name="Times New Roman4" fo:font-size="12pt" fo:language="en" fo:country="US" fo:font-style="italic" style:text-underline-style="none" fo:font-weight="normal" style:font-name-asian="Droid Sans Fallback" style:font-size-asian="12pt" style:language-asian="en" style:country-asian="US" style:font-style-asian="italic" style:font-weight-asian="normal" style:font-name-complex="Times New Roman5" style:font-size-complex="12pt" style:language-complex="ar" style:country-complex="SA" style:font-style-complex="italic" style:font-weight-complex="normal"/>
    </style:style>
    <style:style style:name="T96" style:family="text">
      <style:text-properties fo:color="#00000a"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97" style:family="text">
      <style:text-properties fo:color="#00000a" style:font-name="Times New Roman4" fo:font-size="12pt" fo:language="ru" fo:country="RU" officeooo:rsid="003e787c" style:font-name-asian="Droid Sans Fallback" style:font-size-asian="12pt" style:language-asian="en" style:country-asian="US" style:font-name-complex="Times New Roman5" style:font-size-complex="12pt" style:language-complex="ar" style:country-complex="SA"/>
    </style:style>
    <style:style style:name="T98" style:family="text">
      <style:text-properties fo:color="#00000a" style:font-name="Times New Roman4" fo:font-size="12pt" fo:language="ru" fo:country="RU" officeooo:rsid="003ef2ae" style:font-name-asian="Droid Sans Fallback" style:font-size-asian="12pt" style:language-asian="en" style:country-asian="US" style:font-name-complex="Times New Roman5" style:font-size-complex="12pt" style:language-complex="ar" style:country-complex="SA"/>
    </style:style>
    <style:style style:name="T99" style:family="text">
      <style:text-properties fo:color="#000000" style:font-name="Times New Roman4" fo:font-size="12pt" fo:language="ru" fo:country="RU" style:font-size-asian="12pt" style:font-name-complex="Times New Roman5" style:font-size-complex="12pt"/>
    </style:style>
    <style:style style:name="T100" style:family="text">
      <style:text-properties fo:color="#000000" style:font-name="Times New Roman4" fo:font-size="12pt" fo:language="bg" fo:country="BG" style:font-size-asian="12pt" style:font-name-complex="Times New Roman5" style:font-size-complex="12pt"/>
    </style:style>
    <style:style style:name="T101" style:family="text">
      <style:text-properties fo:color="#00cc33" style:font-name="Times New Roman4" fo:font-size="12pt" fo:language="bg" fo:country="BG" style:font-size-asian="12pt" style:font-name-complex="Times New Roman5" style:font-size-complex="12pt"/>
    </style:style>
    <style:style style:name="T102" style:family="text">
      <style:text-properties fo:font-variant="normal" fo:text-transform="none" style:text-position="0% 100%" fo:font-style="normal" style:text-underline-style="none" fo:font-weight="normal"/>
    </style:style>
    <style:style style:name="T103" style:family="text">
      <style:text-properties fo:font-variant="normal" fo:text-transform="none" style:text-position="0% 100%" style:font-name="Times New Roman4" fo:font-size="12pt" fo:language="ru" fo:country="RU" fo:font-style="normal" style:text-underline-style="none" fo:font-weight="normal" style:font-size-asian="12pt" style:font-name-complex="Times New Roman5" style:font-size-complex="12pt"/>
    </style:style>
    <style:style style:name="T104" style:family="text">
      <style:text-properties officeooo:rsid="00167448"/>
    </style:style>
    <style:style style:name="T105" style:family="text">
      <style:text-properties officeooo:rsid="00207c4a"/>
    </style:style>
    <style:style style:name="T106" style:family="text">
      <style:text-properties officeooo:rsid="0022024b"/>
    </style:style>
    <style:style style:name="T107" style:family="text">
      <style:text-properties officeooo:rsid="0025e4b6"/>
    </style:style>
    <style:style style:name="T108" style:family="text">
      <style:text-properties officeooo:rsid="0029e90e"/>
    </style:style>
    <style:style style:name="T109" style:family="text">
      <style:text-properties officeooo:rsid="002a97f1"/>
    </style:style>
    <style:style style:name="T110" style:family="text">
      <style:text-properties style:text-position="super 58%" officeooo:rsid="002a97f1"/>
    </style:style>
    <style:style style:name="T111" style:family="text">
      <style:text-properties style:text-position="0% 100%" officeooo:rsid="002d7f6e"/>
    </style:style>
    <style:style style:name="T112" style:family="text">
      <style:text-properties style:text-position="0% 100%" officeooo:rsid="002a97f1" style:font-size-asian="10.5pt"/>
    </style:style>
    <style:style style:name="T113" style:family="text">
      <style:text-properties style:text-position="0% 100%" officeooo:rsid="0085981f"/>
    </style:style>
    <style:style style:name="T114" style:family="text">
      <style:text-properties officeooo:rsid="002ea74a"/>
    </style:style>
    <style:style style:name="T115" style:family="text">
      <style:text-properties officeooo:rsid="002ec629"/>
    </style:style>
    <style:style style:name="T116" style:family="text">
      <style:text-properties officeooo:rsid="002ef1e1"/>
    </style:style>
    <style:style style:name="T117" style:family="text">
      <style:text-properties officeooo:rsid="003661d1"/>
    </style:style>
    <style:style style:name="T118" style:family="text">
      <style:text-properties fo:color="#ff0066"/>
    </style:style>
    <style:style style:name="T119" style:family="text">
      <style:text-properties fo:color="#ff0066" style:font-name="Times New Roman4" fo:font-size="12pt" fo:language="ru" fo:country="RU" officeooo:rsid="003ba1fc" style:font-size-asian="12pt" style:font-name-complex="Times New Roman5" style:font-size-complex="12pt"/>
    </style:style>
    <style:style style:name="T120" style:family="text">
      <style:text-properties officeooo:rsid="004a1458"/>
    </style:style>
    <style:style style:name="T121" style:family="text">
      <style:text-properties officeooo:rsid="004b24a4"/>
    </style:style>
    <style:style style:name="T122" style:family="text">
      <style:text-properties officeooo:rsid="004fbc62"/>
    </style:style>
    <style:style style:name="T123" style:family="text">
      <style:text-properties fo:background-color="transparent" loext:char-shading-value="0"/>
    </style:style>
    <style:style style:name="T124" style:family="text">
      <style:text-properties officeooo:rsid="0025e4b6" fo:background-color="transparent" loext:char-shading-value="0"/>
    </style:style>
    <style:style style:name="T125" style:family="text">
      <style:text-properties officeooo:rsid="0042d47a" fo:background-color="transparent" loext:char-shading-value="0"/>
    </style:style>
    <style:style style:name="T126" style:family="text">
      <style:text-properties officeooo:rsid="00a8c66b" fo:background-color="transparent" loext:char-shading-value="0"/>
    </style:style>
    <style:style style:name="T127" style:family="text">
      <style:text-properties officeooo:rsid="00abe1e3" fo:background-color="transparent" loext:char-shading-value="0"/>
    </style:style>
    <style:style style:name="T128" style:family="text">
      <style:text-properties officeooo:rsid="00b0ca19" fo:background-color="transparent" loext:char-shading-value="0"/>
    </style:style>
    <style:style style:name="T129" style:family="text">
      <style:text-properties officeooo:rsid="00b2a483" fo:background-color="transparent" loext:char-shading-value="0"/>
    </style:style>
    <style:style style:name="T130" style:family="text">
      <style:text-properties officeooo:rsid="00aafc15" fo:background-color="transparent" loext:char-shading-value="0"/>
    </style:style>
    <style:style style:name="T131" style:family="text">
      <style:text-properties officeooo:rsid="00bb2a88" fo:background-color="transparent" loext:char-shading-value="0"/>
    </style:style>
    <style:style style:name="T132" style:family="text">
      <style:text-properties officeooo:rsid="00bb50a9" fo:background-color="transparent" loext:char-shading-value="0"/>
    </style:style>
    <style:style style:name="T133" style:family="text">
      <style:text-properties officeooo:rsid="00c33caa" fo:background-color="transparent" loext:char-shading-value="0"/>
    </style:style>
    <style:style style:name="T134" style:family="text">
      <style:text-properties officeooo:rsid="00b10fa2" fo:background-color="transparent" loext:char-shading-value="0"/>
    </style:style>
    <style:style style:name="T135" style:family="text">
      <style:text-properties officeooo:rsid="006864ca"/>
    </style:style>
    <style:style style:name="T136" style:family="text">
      <style:text-properties officeooo:rsid="007168f2"/>
    </style:style>
    <style:style style:name="T137" style:family="text">
      <style:text-properties officeooo:rsid="00856067"/>
    </style:style>
    <style:style style:name="T138" style:family="text">
      <style:text-properties officeooo:rsid="0085981f"/>
    </style:style>
    <style:style style:name="T139" style:family="text">
      <style:text-properties officeooo:rsid="00864205"/>
    </style:style>
    <style:style style:name="T140" style:family="text">
      <style:text-properties officeooo:rsid="00876cb4"/>
    </style:style>
    <style:style style:name="T141" style:family="text">
      <style:text-properties officeooo:rsid="008842af"/>
    </style:style>
    <style:style style:name="T142" style:family="text">
      <style:text-properties fo:background-color="#ffff00" loext:char-shading-value="0"/>
    </style:style>
    <style:style style:name="T143" style:family="text">
      <style:text-properties officeooo:rsid="00abe1e3" fo:background-color="#ffff00" loext:char-shading-value="0"/>
    </style:style>
    <style:style style:name="T144" style:family="text">
      <style:text-properties officeooo:rsid="00b2a483" fo:background-color="#ffff00" loext:char-shading-value="0"/>
    </style:style>
    <style:style style:name="T145" style:family="text">
      <style:text-properties officeooo:rsid="00947f47"/>
    </style:style>
    <style:style style:name="T146" style:family="text">
      <style:text-properties officeooo:rsid="00951a8c"/>
    </style:style>
    <style:style style:name="T147" style:family="text">
      <style:text-properties fo:language="ru" fo:country="RU"/>
    </style:style>
    <style:style style:name="T148" style:family="text">
      <style:text-properties fo:language="ru" fo:country="RU" officeooo:rsid="013b86ed"/>
    </style:style>
    <style:style style:name="T149" style:family="text">
      <style:text-properties fo:language="ru" fo:country="RU" officeooo:rsid="013d45e1"/>
    </style:style>
    <style:style style:name="T150" style:family="text">
      <style:text-properties fo:language="ru" fo:country="RU" officeooo:rsid="0096b778"/>
    </style:style>
    <style:style style:name="T151" style:family="text">
      <style:text-properties fo:language="ru" fo:country="RU" officeooo:rsid="0096b778" fo:background-color="#ffff00" loext:char-shading-value="0"/>
    </style:style>
    <style:style style:name="T152" style:family="text">
      <style:text-properties fo:language="ru" fo:country="RU" officeooo:rsid="00987ce7"/>
    </style:style>
    <style:style style:name="T153" style:family="text">
      <style:text-properties fo:language="ru" fo:country="RU" officeooo:rsid="00999476"/>
    </style:style>
    <style:style style:name="T154" style:family="text">
      <style:text-properties fo:language="ru" fo:country="RU" officeooo:rsid="0099e240"/>
    </style:style>
    <style:style style:name="T155" style:family="text">
      <style:text-properties fo:language="ru" fo:country="RU" officeooo:rsid="009aaf09"/>
    </style:style>
    <style:style style:name="T156" style:family="text">
      <style:text-properties fo:language="ru" fo:country="RU" officeooo:rsid="009b9570"/>
    </style:style>
    <style:style style:name="T157" style:family="text">
      <style:text-properties fo:language="ru" fo:country="RU" officeooo:rsid="009f7137"/>
    </style:style>
    <style:style style:name="T158" style:family="text">
      <style:text-properties fo:language="ru" fo:country="RU" officeooo:rsid="00abe1e3" fo:background-color="transparent" loext:char-shading-value="0"/>
    </style:style>
    <style:style style:name="T159" style:family="text">
      <style:text-properties fo:language="ru" fo:country="RU" officeooo:rsid="00bb2a88" fo:background-color="transparent" loext:char-shading-value="0"/>
    </style:style>
    <style:style style:name="T160" style:family="text">
      <style:text-properties fo:language="en" fo:country="US"/>
    </style:style>
    <style:style style:name="T161" style:family="text">
      <style:text-properties fo:language="en" fo:country="US" officeooo:rsid="00abe1e3" fo:background-color="transparent" loext:char-shading-value="0"/>
    </style:style>
    <style:style style:name="T162" style:family="text">
      <style:text-properties fo:language="en" fo:country="US" officeooo:rsid="00bb2a88" fo:background-color="transparent" loext:char-shading-value="0"/>
    </style:style>
    <style:style style:name="T163" style:family="text">
      <style:text-properties fo:language="en" fo:country="GB"/>
    </style:style>
    <style:style style:name="T164" style:family="text">
      <style:text-properties officeooo:rsid="013d45e1"/>
    </style:style>
    <style:style style:name="T165" style:family="text">
      <style:text-properties officeooo:rsid="00a20ecd"/>
    </style:style>
    <style:style style:name="T166" style:family="text">
      <style:text-properties officeooo:rsid="00a4ad32"/>
    </style:style>
    <style:style style:name="T167" style:family="text">
      <style:text-properties fo:language="bg" fo:country="BG"/>
    </style:style>
    <style:style style:name="T168" style:family="text">
      <style:text-properties fo:language="bg" fo:country="BG" officeooo:rsid="009b9570"/>
    </style:style>
    <style:style style:name="T169" style:family="text">
      <style:text-properties officeooo:rsid="00abe1e3"/>
    </style:style>
    <style:style style:name="T170" style:family="text">
      <style:text-properties officeooo:rsid="00b52443"/>
    </style:style>
    <style:style style:name="T171" style:family="text">
      <style:text-properties officeooo:rsid="00b56c93"/>
    </style:style>
    <style:style style:name="T172" style:family="text">
      <style:text-properties officeooo:rsid="00aafc15"/>
    </style:style>
    <style:style style:name="T173" style:family="text">
      <style:text-properties officeooo:rsid="00be73a2"/>
    </style:style>
    <style:style style:name="T174" style:family="text">
      <style:text-properties officeooo:rsid="00be9ec1"/>
    </style:style>
    <style:style style:name="T175" style:family="text">
      <style:text-properties officeooo:rsid="00bf7227"/>
    </style:style>
    <style:style style:name="T176" style:family="text">
      <style:text-properties officeooo:rsid="00c0a1c9"/>
    </style:style>
    <style:style style:name="fr1" style:family="graphic" style:parent-style-name="Frame">
      <style:graphic-properties style:wrap="dynamic" style:number-wrapped-paragraphs="no-limit" style:vertical-pos="from-top" style:vertical-rel="paragraph" style:horizontal-pos="center" style:horizontal-rel="paragraph" fo:background-color="#ffffff" style:background-transparency="0%" draw:fill="solid" draw:fill-color="#ffffff" draw:opacity="100%" fo:padding="0.002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1.13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3087868732" text:style-name="Thesis_5f_numbering">
        <text:list-item>
          <text:p text:style-name="P25">Литературен преглед</text:p>
          <text:list>
            <text:list-item>
              <text:p text:style-name="P26">Съобществата на зообентоса като индикатор за състоянието на околната среда</text:p>
            </text:list-item>
          </text:list>
        </text:list-item>
      </text:list>
      <text:p text:style-name="Thesis_5f_body"><text:bookmark-start text:name="__RefHeading__1811_970456079"/><text:span text:style-name="T140">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водата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40">(Abbasi and Abbasi, 2012)</text:span><text:reference-mark-end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40">.</text:span><text:bookmark-end text:name="__RefHeading__1811_970456079"/></text:p>
      <text:p text:style-name="P13"><text:span text:style-name="T172">Съобществата на дънните безгръбначни притежават редица свойства, които ги правят особено полезни за целите на биондикацията, и които</text:span><text:span text:style-name="T130"> обуславят използването </text:span><text:span text:style-name="T133">им </text:span><text:span text:style-name="T130">като един от основните елементи в оценките за качество на средата по смисъла на европейското и националното законодателство.</text:span></text:p>
      <text:p text:style-name="P13"><text:span text:style-name="T172">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130">Също така те се характеризират с относително бърза реакция </text:span><text:span text:style-name="T127">на въздействията</text:span><text:span text:style-name="T130">.</text:span></text:p>
      <text:p text:style-name="P8"><text:span text:style-name="T129">Допълнително предимство е фактът, че </text:span><text:span text:style-name="T128">статистическите методи за анализ на таксономичните и екологични данни от макрозообентосните изследвания са добре развити и разработени </text:span><text:span text:style-name="T129">(</text:span><text:span text:style-name="T144">РЕФ</text:span><text:span text:style-name="T129">)</text:span><text:span text:style-name="T128">.</text:span></text:p>
      <text:p text:style-name="Thesis_5f_body"><text:span text:style-name="T129">Специфичните р</text:span><text:span text:style-name="T169">еакции на макрозообентосните видове на различни типове натиск са добре познати и описани при много зообентосни видове </text:span><text:span text:style-name="T143">(РЕФ?)</text:span><text:span text:style-name="T127">. Б</text:span><text:span text:style-name="T130">лагодарение на </text:span><text:span text:style-name="T127">тези характеристики се</text:span><text:span text:style-name="T130"> наблюдава </text:span><text:span text:style-name="T127">спектър от </text:span><text:span text:style-name="T129">разпознаваеми </text:span><text:span text:style-name="T127">промени в състава и структурата на съобществата, изложени на въздействие. </text:span><text:span text:style-name="T131">Такъв е например </text:span><text:span text:style-name="T159">моделът на вторичната сукцесия (още известен като модел </text:span><text:span text:style-name="T162">S</text:span><text:span text:style-name="T131">AB, </text:span><text:span text:style-name="T132">species richness-abundance-biomass</text:span><text:span text:style-name="T159">) в развитието на съобществата, подложени на натиск, формулиран от </text:span><text:span text:style-name="T160">Pe</text:span>arson<text:span text:style-name="T147"> и </text:span>Rosenberg<text:span text:style-name="T147"> </text:span><text:reference-mark-start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147">(1978)</text:span><text:reference-mark-end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147"> (</text:span><text:span text:style-name="T147"><text:sequence-ref text:reference-format="category-and-value" text:ref-name="refФиг.0">Фиг. 1</text:sequence-ref></text:span><text:span text:style-name="T147">).</text:span></text:p>
      <text:p text:style-name="P10"><draw:frame draw:style-name="fr1" draw:name="Frame2" text:anchor-type="char" svg:y="0.243cm" svg:width="15.099cm" svg:height="14.337cm" draw:z-index="4"><draw:text-box><text:p text:style-name="P15"><draw:frame draw:style-name="fr4" draw:name="Image2" text:anchor-type="as-char" svg:width="13.492cm" svg:height="11.587cm" draw:z-index="5"><draw:image xlink:href="Pictures/1000020100000284000001FB7BCD1F25F22F8E13.png" xlink:type="simple" xlink:show="embed" xlink:actuate="onLoad"/></draw:frame></text:p><text:p text:style-name="P15">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2000)<text:reference-mark-end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 оригинално от Pearson and Rosenberg <text:reference-mark-start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1978)<text:reference-mark-end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 (1978)).</text:p></draw:text-box></draw:frame><text:soft-page-break/></text:p>
      <text:p text:style-name="P9"/>
      <text:p text:style-name="P11"><text:span text:style-name="T173">В първоначалното изследване описаният натиск е натоварване </text:span>с органична материя, <text:span text:style-name="T173">но реакциите на трите основни параметъра на съобществата (видово богатство S, численост A и биомаса B) са подобни и при други типове въздействие, което обуславя валидността и широката разпространеност на модела на Pearson и Rosenberg в екологичните изследвания.</text:span></text:p>
      <text:p text:style-name="P12"><text:span text:style-name="T173">Според модела макрозообентосните съобщества реагират на въздействията по предвидим начин. Първоначалното въздействие</text:span> предизвиква отначало леко увеличаване на видовото разнообразие<text:span text:style-name="T173">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text:span text:style-name="T173">големи </text:span>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174">сравнително </text:span>ниски и в съобществото присъстват <text:soft-page-break/>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175">съответстващия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176">накрая – </text:span>азоичен седимент.</text:p>
      <text:p text:style-name="Thesis_5f_body"><text:span text:style-name="T147">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най-замърсените зони се разпознават лесно, тези от преходната зона или етап могат да варират силно и не са толкова ясно очертани </text:span><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147">(Dauer, 1993; Schaffner et al., 2002; Weisberg et al., 2008)</text:span><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147">.</text:span></text:p>
      <text:p text:style-name="P7"><text:span text:style-name="T158">Моделът </text:span><text:span text:style-name="T161">SAB</text:span><text:span text:style-name="T158"> е залегнал в основата на много от другите методи, описващи промените в структурата на съобществата във връзка с оценките за качество на средата.</text:span></text:p>
      <text:list xml:id="list152045441949295" text:continue-numbering="true" text:style-name="Thesis_5f_numbering">
        <text:list-item>
          <text:list>
            <text:list-item>
              <text:list>
                <text:list-item>
                  <text:p text:style-name="P24"><text:span text:style-name="T146">Морските з</text:span>ообентосни изследвания и опазването на околната среда <text:span text:style-name="T137">в контекста на</text:span> <text:span text:style-name="T141">европейското законодателство</text:span></text:p>
                </text:list-item>
              </text:list>
            </text:list-item>
          </text:list>
        </text:list-item>
      </text:list>
      <text:p text:style-name="P4"><text:bookmark-start text:name="__RefHeading__1817_970456079"/>Три основни европейски директиви определят законовата рамка и стратегиите за опазване на околната среда, биоразнообразието и ресурсите <text:span text:style-name="T146">в морските екосистеми</text:span>.<text:bookmark-end text:name="__RefHeading__1817_970456079"/></text:p>
      <text:p text:style-name="P4"/>
      <text:list xml:id="list3659041024" text:style-name="L1">
        <text:list-item>
          <text:p text:style-name="P16"><text:bookmark-start text:name="__RefHeading__1819_970456079"/><text:span text:style-name="T33">Директива за </text:span><text:span text:style-name="T61">местообитанията</text:span><text:span text:style-name="T33"> </text:span><text:span text:style-name="T40">(Д</text:span><text:span text:style-name="T61">М</text:span><text:span text:style-name="T40">)</text:span><text:span text:style-name="T33"> </text:span><text:span text:style-name="T34">(</text:span><text:span text:style-name="T68">92/43/EEC) </text:span><text:reference-mark-start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span text:style-name="T68">(EC, 1992)</text:span><text:bookmark-end text:name="__RefHeading__1819_970456079"/><text:reference-mark-end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p>
        </text:list-item>
      </text:list>
      <text:p text:style-name="P4"><text:bookmark-start text:name="__RefHeading__1821_970456079"/><text:span text:style-name="T64">Директивата </text:span><text:span text:style-name="T67">92/43/EEC</text:span><text:span text:style-name="T64">, известна още като Директива за </text:span><text:span text:style-name="T65">местообитанията</text:span><text:span text:style-name="T64">,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65">местообитанията</text:span><text:span text:style-name="T64"> и видовете, които заслужават особена защита („</text:span><text:span text:style-name="T66">местообитания</text:span><text:span text:style-name="T64"> от консервационен интерес”).</text:span><text:bookmark-end text:name="__RefHeading__1821_970456079"/></text:p>
      <text:p text:style-name="P4"><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хабитатите и видовете от директивата. Това включва представителност както от гледна точка на площта и на броя хабитати, така и на функционалните аспекти (репродуктивна зона, зона за хранене, миграция). <text:span text:style-name="T171">Поради тази причина размерът на защитените райони зависи от биоразнообразието на региона.</text:span><text:bookmark-end text:name="__RefHeading__1823_970456079"/></text:p>
      <text:p text:style-name="P6">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2">В българския сектор на Черно море <text:span text:style-name="T170">е актуализиран списъкът на местообитанията..</text:span></text:p>
      <text:p text:style-name="P3">местни подтипове на всички... - особено 1110!</text:p>
      <text:p text:style-name="P4"/>
      <text:list xml:id="list2635341903" text:style-name="L2">
        <text:list-item>
          <text:p text:style-name="P17"><text:bookmark-start text:name="__RefHeading__1825_970456079"/><text:span text:style-name="T33">Рамкова </text:span><text:span text:style-name="T62">д</text:span><text:span text:style-name="T33">иректива за </text:span><text:span text:style-name="T62">в</text:span><text:span text:style-name="T33">одите </text:span><text:span text:style-name="T40">(РДВ)</text:span><text:span text:style-name="T33"> </text:span><text:span text:style-name="T1">(2000/60/</text:span><text:span text:style-name="T33">EC</text:span><text:span text:style-name="T1">) </text:span><text:reference-mark-start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span text:style-name="T1">(EC, 2000)</text:span><text:bookmark-end text:name="__RefHeading__1825_970456079"/><text:reference-mark-end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p>
        </text:list-item>
      </text:list>
      <text:p text:style-name="P4"><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115">които </text:span>включ<text:span text:style-name="T115">ват </text:span>и крайбрежната <text:span text:style-name="T115">морска </text:span>зона). Държавите членки <text:span text:style-name="T136">на ЕС </text:span>трябва да <text:soft-page-break/>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16">о</text:span>то екологично състояние.<text:bookmark-end text:name="__RefHeading__1827_970456079"/></text:p>
      <text:p text:style-name="P4"><text:bookmark-start text:name="__RefHeading__1829_970456079"/><text:span text:style-name="T33">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критерий се класира в един от 5 класа за качество (много добро,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33">(IMPRESS, 2003)</text:span><text:reference-mark-end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33">.</text:span><text:bookmark-end text:name="__RefHeading__1829_970456079"/></text:p>
      <text:p text:style-name="P4"><text:bookmark-start text:name="__RefHeading__1831_970456079"/><text:span text:style-name="T41">Концепцията за „референтни условия“ се въвежда за пръв път с РДВ в европейското законодателство. Целта й е да </text:span><text:span text:style-name="T42">установи</text:span><text:span text:style-name="T41"> общ стандарт за качеството на естествените водни тела </text:span><text:span text:style-name="T42">(до този момент </text:span><text:span text:style-name="T41">европейската политика за качеството на водите е насочена </text:span><text:span text:style-name="T42">предимно </text:span><text:span text:style-name="T41">към регулирането на специфични замърсители</text:span><text:span text:style-name="T42">) </text:span><text:span text:style-name="T48">и по този начин</text:span><text:span text:style-name="T47"> </text:span><text:span text:style-name="T48">да улесни сравнението на качеството между държавите членки на ЕС</text:span><text:span text:style-name="T41">. </text:span><text:span text:style-name="T43">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44">Добро състояние</text:span><text:span text:style-name="T43">“ </text:span><text:span text:style-name="T44">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45">Този подход </text:span><text:span text:style-name="T46">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Bouleau and Pont, 2015)<text:reference-mark-end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text:span text:style-name="T135">.</text:span><text:bookmark-end text:name="__RefHeading__1831_970456079"/></text:p>
      <text:p text:style-name="P4"><text:bookmark-start text:name="__RefHeading__1833_970456079"/><text:span text:style-name="T135">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35">(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35">.</text:span><text:bookmark-end text:name="__RefHeading__1833_970456079"/></text:p>
      <text:p text:style-name="P4"><text:bookmark-start text:name="__RefHeading__1835_970456079"/><text:span text:style-name="T33">Макробезгръбначните са един от биологичните елементи за качество на </text:span><text:span text:style-name="T59">РДВ</text:span><text:span text:style-name="T33">, като критериите за качество са </text:span><text:span text:style-name="T37">съставът</text:span><text:span text:style-name="T33">, разнообразието и числеността на фауната. За целите на </text:span><text:span text:style-name="T59">РДВ</text:span><text:span text:style-name="T33"> са разработени и интеркалибрирани много бентосни индекси </text:span><text:span text:style-name="T52">за оценка на тяхното състояние</text:span><text:span text:style-name="T33">,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47">др</text:span><text:span text:style-name="T33">.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 <text:span text:style-name="T165">Тези индекси са разгледани по-подробно в т. </text:span><text:span text:style-name="T165"><text:bookmark-ref text:reference-format="number" text:ref-name="__RefHeading__8928_970456079">Error: Reference source not found</text:bookmark-ref></text:span><text:span text:style-name="T165">.</text:span><text:bookmark-end text:name="__RefHeading__1835_970456079"/></text:p>
      <text:p text:style-name="P4"><text:bookmark-start text:name="__RefHeading__1837_970456079"/><text:span text:style-name="T50">РДВ се основава на концепцията за стабилни екосистеми, които се развиват и реагират на въздействие по предвидим начин: </text:span><text:span text:style-name="T49">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49">(Odum, 1953)</text:span><text:reference-mark-end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49">. </text:span><text:span text:style-name="T51">След пертурбация, екосистемите постепенно се възстановяват до „оптималното“ си състояние. Концепцията за рефернтни условия се базира на тази идея. Модерните </text:span><text:span text:style-name="T58">екологични</text:span><text:span text:style-name="T51"> изследвания обаче разглеждат екосистемите като нестабилни, отворени</text:span><text:span text:style-name="T55">, с висока пространствена хетерогенност</text:span><text:span text:style-name="T51"> и организирани на йерархичен принцип </text:span><text:reference-mark-start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102">(O’Neill, 2001)</text:span><text:reference-mark-end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73">. </text:span><text:span text:style-name="T75">В резултат на влиянията те се променят по сложен, нелинеен начин </text:span><text:span text:style-name="T83">и</text:span><text:span text:style-name="T74"> </text:span><text:span text:style-name="T83">най-</text:span><text:span text:style-name="T75">често не могат да се върнат към първоначалното си състояние, ако/когато предишните условия бъдат възстановени. </text:span><text:span text:style-name="T72">Стабилността на една екосистема и съответно размерът на пертурбацията, която може </text:span><text:soft-page-break/><text:span text:style-name="T72">да я наруши, зависи от мащаба на изследване</text:span><text:span text:style-name="T85">. </text:span><text:span text:style-name="T75">Различни стабилни състояния (multiple stable states) </text:span><text:span text:style-name="T77">могат да характеризират една екосистема </text:span><text:reference-mark-start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Scheffer et al., 2001)<text:reference-mark-end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text:span text:style-name="T76">.</text:span><text:span text:style-name="T73"> </text:span><text:span text:style-name="T78">Дефинираните според РДВ референтни условия </text:span><text:span text:style-name="T85">до известна степен </text:span><text:span text:style-name="T78">противоречат на динамичния характер на развитие на водните екосистеми. </text:span><text:span text:style-name="T79">Също така, повечето от </text:span><text:span text:style-name="T85">създадените</text:span><text:span text:style-name="T79"> за </text:span><text:span text:style-name="T85">целите на </text:span><text:span text:style-name="T79">РДВ биологични индекси се базират на </text:span><text:span text:style-name="T71">статична оценка на водните съобщества (моментни „снимки“ на състоянието) и не взимат предвид </text:span><text:span text:style-name="T70">идеята за континуум на структурата на съобществата в екологичните градиенти</text:span><text:span text:style-name="T80"> </text:span><text:reference-mark-start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80">(Friberg et al., 2011)</text:span><text:reference-mark-end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80">. Липсата на функционални критерии в тези индекси е основн</text:span><text:span text:style-name="T81">а</text:span><text:span text:style-name="T80"> критик</text:span><text:span text:style-name="T81">а </text:span><text:span text:style-name="T82">на прилагането на РДВ; затова </text:span><text:span text:style-name="T84">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84">(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84">.</text:span><text:bookmark-end text:name="__RefHeading__1837_970456079"/></text:p>
      <text:p text:style-name="P4"/>
      <text:list xml:id="list541960997" text:style-name="L3">
        <text:list-item>
          <text:p text:style-name="P18"><text:bookmark-start text:name="__RefHeading__1839_970456079"/><text:span text:style-name="T33">Рамкова </text:span><text:span text:style-name="T63">д</text:span><text:span text:style-name="T33">иректива за </text:span><text:span text:style-name="T63">м</text:span><text:span text:style-name="T33">орска </text:span><text:span text:style-name="T63">с</text:span><text:span text:style-name="T33">тратегия </text:span><text:span text:style-name="T40">(РДМС)</text:span><text:span text:style-name="T33"> </text:span><text:span text:style-name="T35">(</text:span><text:span text:style-name="T2">2008/56/</text:span><text:span text:style-name="T35">EC) </text:span><text:reference-mark-start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span text:style-name="T35">(EC, 2008)</text:span><text:bookmark-end text:name="__RefHeading__1839_970456079"/><text:reference-mark-end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p>
        </text:list-item>
      </text:list>
      <text:p text:style-name="P4"><text:bookmark-start text:name="__RefHeading__1841_970456079"/><text:span text:style-name="T33">Директивата </text:span><text:span text:style-name="T1">2008/56/</text:span><text:span text:style-name="T26">EC</text:span><text:span text:style-name="T33"> определя общата европейска политика за опазване на морската среда. Тя предвижда интегриран подход, чиято цел е управлението на моретата на екосистемно ниво. Целта е държавите членки да направят обща оценка, базирана на наблюдения на морските екосистеми, натиските и ефектите върху тях, както и на икономическия и социален анализ на морската среда.</text:span><text:bookmark-end text:name="__RefHeading__1841_970456079"/></text:p>
      <text:p text:style-name="P4"><text:bookmark-start text:name="__RefHeading__1843_970456079"/><text:span text:style-name="T54">Взимайки предвид наученото при прилагането на РДВ, както и критиките към нея, </text:span><text:span text:style-name="T53">РДМС разглежда </text:span><text:span text:style-name="T54">морските </text:span><text:span text:style-name="T53">екосистеми </text:span><text:span text:style-name="T54">в тяхната цялост, </text:span><text:span text:style-name="T56">прилагайки т. нар. „екосистемен подход“.</text:span><text:span text:style-name="T57"> Той отчита взаимната свързаност и зависимост на компонентите на екосистемите, като източниците на въздействие се разглеждат в контекста на ефекта 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text:span text:style-name="T54">. </text:span><text:span text:style-name="T33">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4"><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1217044163" text:style-name="L4">
        <text:list-item>
          <text:list>
            <text:list-item>
              <text:p text:style-name="P23"><text:bookmark-start text:name="__RefHeading__1847_970456079"/>Д<text:span text:style-name="T139">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23"><text:bookmark-start text:name="__RefHeading__1849_970456079"/>Д<text:span text:style-name="T139">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23"><text:bookmark-start text:name="__RefHeading__1851_970456079"/>Д<text:span text:style-name="T139">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23"><text:bookmark-start text:name="__RefHeading__1853_970456079"/>Д<text:span text:style-name="T139">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4"/>
      <text:p text:style-name="P4"><text:bookmark-start text:name="__RefHeading__1855_970456079"/><text:span text:style-name="T59">РДВ </text:span><text:span text:style-name="T33">и </text:span><text:span text:style-name="T59">РДМС </text:span><text:span text:style-name="T33">се заст</text:span><text:span text:style-name="T36">ъпват</text:span><text:span text:style-name="T33">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директиви имат сходна </text:span><text:soft-page-break/><text:span text:style-name="T33">цел - </text:span><text:span text:style-name="T59">РДМС</text:span><text:span text:style-name="T33"> се фокусира върху постигането на добро състояние (</text:span><text:span text:style-name="T26">Good</text:span><text:span text:style-name="T33"> </text:span><text:span text:style-name="T26">Environmental</text:span><text:span text:style-name="T33"> </text:span><text:span text:style-name="T26">Status</text:span><text:span text:style-name="T33">) на морските води, а </text:span><text:span text:style-name="T59">РДВ</text:span><text:span text:style-name="T33"> – добро екологично и химично състояние (</text:span><text:span text:style-name="T26">Good</text:span><text:span text:style-name="T33"> </text:span><text:span text:style-name="T26">Ecological</text:span><text:span text:style-name="T33"> </text:span><text:span text:style-name="T26">and</text:span><text:span text:style-name="T33"> </text:span><text:span text:style-name="T26">Chemical</text:span><text:span text:style-name="T33"> </text:span><text:span text:style-name="T26">Status</text:span><text:span text:style-name="T33">).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text:span><office:annotation office:name="__Fieldmark__14515_119404090"><dc:creator>K </dc:creator><dc:date>2015-11-14T12:24:04</dc:date><text:p>кои?</text:p></office:annotation><text:span text:style-name="T33">някои аспекти</text:span><office:annotation-end office:name="__Fieldmark__14515_119404090"/><text:span text:style-name="T33"> на екологичното и хидроморфологичното качество.</text:span><text:bookmark-end text:name="__RefHeading__1855_970456079"/></text:p>
      <text:p text:style-name="P4"><text:bookmark-start text:name="__RefHeading__1857_970456079"/>Основната разлика между директивите е по-широкият обхват на доброто състояние по <text:span text:style-name="T166">РДМС</text:span> - включва <text:span text:style-name="T166">п</text:span>о-голям набор от елементи на биоразнообразието и натиски за крайбрежните води, които <text:span text:style-name="T166">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66">РДМС</text:span> изисква достигането на добро състояние на <text:span text:style-name="T117">нивото на </text:span>морски региони или подрегиони, докато <text:span text:style-name="T166">РДВ</text:span> оценява състоянието на <text:span text:style-name="T117">нивото на </text:span>отделните водни тела в крайбрежната зона.<text:bookmark-end text:name="__RefHeading__1857_970456079"/></text:p>
      <text:p text:style-name="P4"><text:bookmark-start text:name="__RefHeading__1859_970456079"/><text:span text:style-name="T33">Подходите на двете директиви към опазването на морската среда също са различни. </text:span><text:span text:style-name="T59">РДВ</text:span><text:span text:style-name="T33"> разделя екосистемите на съставните им части и оценява състоянието им поотделно, като цялостното състояние се определя от състоянието на най-лошия </text:span><office:annotation office:name="__Fieldmark__14522_119404090"><dc:creator>K </dc:creator><dc:date>2015-11-14T12:26:28</dc:date><text:p>критики с/у one out-all out t принцип...</text:p></office:annotation><text:span text:style-name="T33">елемент</text:span><office:annotation-end office:name="__Fieldmark__14522_119404090"/><text:span text:style-name="T33">. </text:span><text:span text:style-name="T59">РДМС</text:span><text:span text:style-name="T33"> от своя страна има по-функционален подход, базирайки се на 11-те дескриптора, които, взети заедно, определят доброто екологично </text:span><office:annotation office:name="__Fieldmark__14527_119404090"><dc:creator>K </dc:creator><dc:date>2015-11-14T12:27:06</dc:date><text:p>трудности на интегрирането на всички критерии в една обща оценка... </text:p></office:annotation><text:span text:style-name="T33">състояние</text:span><office:annotation-end office:name="__Fieldmark__14527_119404090"/><text:span text:style-name="T33">.</text:span><text:bookmark-end text:name="__RefHeading__1859_970456079"/></text:p>
      <text:p text:style-name="P4"><text:bookmark-start text:name="__RefHeading__1861_970456079"/>В крайбрежните води, където двете директиви се застъпват, <text:span text:style-name="T166">РДМС</text:span> предвижда прилагането само на тези аспекти от доброто състояние, които не се покриват от <text:span text:style-name="T166">РДВ</text:span> (т.е. шум, отпадъци, някои елементи на биоразнообразието).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 text:style-name="T166">РДВ</text:span>. Тези методи могат да се използват за определянето на екологичното състояние, но ще трябва да се приложат като част от по-широкомащабна схема на оценяване (не само за отделните водни тела). По подобен начин благоприятният консервационен статус по Д<text:span text:style-name="T166">Х</text:span> може да бъде включен като една от целите на <text:span text:style-name="T166">РДМС</text:span>,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bookmark-end text:name="__RefHeading__1861_970456079"/></text:p>
      <text:p text:style-name="P4"><text:bookmark-start text:name="__RefHeading__1863_970456079"/><text:span text:style-name="T33">Системите за класификация и на трите директиви определят обща цел, която трябва да бъде постигната (независимо от броя на класовете за качество): </text:span><text:span text:style-name="T20">Good</text:span><text:span text:style-name="T33"> </text:span><text:span text:style-name="T20">Ecological</text:span><text:span text:style-name="T33"> </text:span><text:span text:style-name="T26">Status</text:span><text:span text:style-name="T33">, </text:span><text:span text:style-name="T26">Favourable</text:span><text:span text:style-name="T33"> </text:span><text:span text:style-name="T26">Conservation</text:span><text:span text:style-name="T33"> </text:span><text:span text:style-name="T26">Status</text:span><text:span text:style-name="T33">, </text:span><text:span text:style-name="T26">Good</text:span><text:span text:style-name="T33"> </text:span><text:span text:style-name="T20">Environmental</text:span><text:span text:style-name="T33"> </text:span><text:span text:style-name="T20">Status</text:span><text:span text:style-name="T33">. Тези цели се допълват, но са дефинирани по различен начин в директивите. По същество обаче границата на целевото състояние на даден хабитат е само една – между приемливо и неприемливо състояние.</text:span><text:bookmark-end text:name="__RefHeading__1863_970456079"/></text:p>
      <text:p text:style-name="P20"><draw:frame draw:style-name="fr2" draw:name="Frame1" text:anchor-type="paragraph" svg:width="15.699cm" draw:z-index="0"><draw:text-box fo:min-height="11.642cm"><text:p text:style-name="Thesis_5f_caption"><draw:frame draw:style-name="fr5" draw:name="Image1" text:anchor-type="paragraph" svg:width="15.699cm" style:rel-width="100%" svg:height="11.642cm" style:rel-height="scale" draw:z-index="1"><draw:image xlink:href="Pictures/10000201000003C0000002D0422CD54A0CD443F9.png" xlink:type="simple" xlink:show="embed" xlink:actuate="onLoad"/></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Хабитатите (ДХ). <text:span text:style-name="T122">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невъзстановим” хабитат. <text:span text:style-name="T122">РДВ</text:span> има 5 класа за оценка на екологичното състояние (Good Ecological Status, GES). Д<text:span text:style-name="T122">Х</text:span> има 3 класа за определяне на консервационния статус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2010)<text:reference-mark-end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text:p></draw:text-box></draw:frame><text:soft-page-break/><text:span text:style-name="T100"><text:sequence-ref text:reference-format="category-and-value" text:ref-name="refФиг.1">Фиг. 2</text:sequence-ref></text:span><text:span text:style-name="T100"> </text:span><text:span text:style-name="T33">представя примерното съответствие между класовете, използвани в </text:span><text:span text:style-name="T59">РДМС</text:span><text:span text:style-name="T33">, </text:span><text:span text:style-name="T59">РДВ</text:span><text:span text:style-name="T33"> и Д</text:span><text:span text:style-name="T59">Х</text:span><text:span text:style-name="T33">. За един и същи елемент за качество долната граница на целевото състояние по всяка от трите директиви не е непременно същата (т.е. състоянието на определен хабитат или съобщество може да е различно по смисъла на всяка от директивите).</text:span></text:p>
      <text:list xml:id="list152043479276416" text:continue-list="list152045441949295" text:style-name="Thesis_5f_numbering">
        <text:list-item>
          <text:list>
            <text:list-item>
              <text:list>
                <text:list-item>
                  <text:p text:style-name="P24"><text:span text:style-name="T145">Б</text:span>иотични индекси, <text:span text:style-name="T145">базирани на макрозообентоса</text:span></text:p>
                </text:list-item>
              </text:list>
            </text:list-item>
          </text:list>
        </text:list-item>
      </text:list>
      <text:p text:style-name="Thesis_5f_body"><text:span text:style-name="T153">В</text:span><text:span text:style-name="T152">ъв връзка с целите на европейските директиви за качество на водите </text:span><text:span text:style-name="T153">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Diaz et al., 2004; Birk et al., 2012)<text:reference-mark-end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text:span text:style-name="T152">. Въпреки че многомерните статистически методи отразяват изключително добре информацията </text:span><text:span text:style-name="T154">от първичните биологични и екологични изследвания</text:span><text:span text:style-name="T152">, те дават по-скоро качествена характеристика на съобществата, която е трудно да се изрази и класифицира като екологично състояние – едно от изискванията </text:span><text:soft-page-break/><text:span text:style-name="T152">на </text:span><text:span text:style-name="T154">РДВ и РДМС</text:span><text:span text:style-name="T152">. В този смисъл индексите за оценка на екологичното състояние са по-полезни, </text:span><text:span text:style-name="T154">а също и по-разбираеми от широката публика</text:span><text:span text:style-name="T152">.</text:span></text:p>
      <text:p text:style-name="Thesis_5f_body"><text:span text:style-name="T152">В</text:span><text:span text:style-name="T147"> основата си 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text:span text:style-name="T155">обща</text:span><text:span text:style-name="T147"> представа за това състояние. </text:span><text:span text:style-name="T155">М</text:span><text:span text:style-name="T147">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text:span text:style-name="T155">такъв е </text:span><text:span text:style-name="T147">напр</text:span><text:span text:style-name="T155">имер</text:span><text:span text:style-name="T147"> методът </text:span><text:span text:style-name="T160">Sediment</text:span><text:span text:style-name="T147"> </text:span><text:span text:style-name="T160">Profile</text:span><text:span text:style-name="T147"> </text:span><text:span text:style-name="T160">Imaging</text:span><text:span text:style-name="T147">, </text:span><text:span text:style-name="T155">при </text:span><text:span text:style-name="T147">който </text:span><text:span text:style-name="T155">се </text:span><text:span text:style-name="T147">опис</text:span><text:span text:style-name="T155">ват</text:span><text:span text:style-name="T147"> </text:span><text:span text:style-name="T155">и </text:span><text:span text:style-name="T147">различни структури на повърхността на седимента и в дълбочина, к</text:span><text:span text:style-name="T155">оито </text:span><text:span text:style-name="T147">дават индикация за присъствието и дейностите на организми-биотурбатори </text:span><text:reference-mark-start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147">(Bona, 2006)</text:span><text:reference-mark-end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147">.</text:span></text:p>
      <text:p text:style-name="Thesis_5f_body"><text:span text:style-name="T147">Измерените параметри могат да се използват и комбинират по различни начини според способността си да илюстрират определено ниво на </text:span><text:span text:style-name="T148">въздействие</text:span><text:span text:style-name="T147">. </text:span>Примери<text:span text:style-name="T160"> </text:span>за<text:span text:style-name="T160"> </text:span>такива<text:span text:style-name="T160"> </text:span>индекси<text:span text:style-name="T160"> </text:span>са<text:span text:style-name="T160"> BCI (Benthic Condition Index), </text:span><text:span text:style-name="T163">BIEC</text:span><text:span text:style-name="T160"> (Benthic Index of Estuarine Condition), EQI (Ecofunctional Quality Index), B-IBI (Benthic Index of Biotic Integrity)</text:span><office:annotation office:name="__Fieldmark__8816_970456079"><dc:creator>K </dc:creator><dc:date>2015-12-18T13:02:11</dc:date><text:p>цитати...</text:p></office:annotation>.<office:annotation-end office:name="__Fieldmark__8816_970456079"/></text:p>
      <text:p text:style-name="Thesis_5f_body"><text:span text:style-name="T147">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Изследвания в различни части на света показват, че съществува един общ модел на разпределение на съобщества</text:span><text:span text:style-name="T156">та</text:span><text:span text:style-name="T147"> според градиента на замърсяване </text:span><text:reference-mark-start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147">(Pearson and Rosenberg, 1978)</text:span><text:reference-mark-end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147">. Според него, най-силно замърсената зона е азоична; следват съобщества, доминирани от видове убиквисти, толерантни към замърсяването; с отслабването на замърсяването се появяват други, по-малко толерантни видове, докато се стигне до най-слабо замърсените зони, в които се наблюдават нормалните за средата съобщества. Тази последователност варира значително в зависимост от субстрата и условията на средата. Промените в съобществата не са резки, а постепенни и обикновено се проявяват като промени в числеността, биомасата и биоразнообразието на съобществата. </text:span><text:span text:style-name="T156">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span></text:p>
      <text:p text:style-name="Thesis_5f_body"><text:span text:style-name="T149">Базирайки се на гореописания модел на Pearson и Rosenberg са дефинирани </text:span><text:span text:style-name="T147">„екологични групи” </text:span><text:span text:style-name="T149">зообентосни организми </text:span><text:reference-mark-start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text:span text:style-name="T149">(Grall and Glemarec, 1997)</text:span><text:reference-mark-end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 обединяващи видовете според толерантността им <text:span text:style-name="T164">към замърсяване</text:span>. Тези групи служат за изчисляването на различни <text:span text:style-name="T164">биотични </text:span>индекси. <text:span text:style-name="T147"><text:sequence-ref text:reference-format="category-and-value" text:ref-name="refФиг.2">Фиг. 3</text:sequence-ref></text:span><text:span text:style-name="T147"> демонстрира изчисляването на </text:span><text:span text:style-name="T156">един такъв </text:span><text:span text:style-name="T147">биотич</text:span><text:span text:style-name="T156">е</text:span><text:span text:style-name="T147">н индекс — </text:span>AM<text:span text:style-name="T160">BI,</text:span><text:span text:style-name="T167"> </text:span><text:span text:style-name="T168">както </text:span><text:span text:style-name="T147">и съответствието на стойностите му с класовете за качество на </text:span><text:span text:style-name="T156">РДВ</text:span><text:span text:style-name="T147">.</text:span></text:p>
      <text:p text:style-name="Thesis_5f_body"><draw:frame draw:style-name="fr3" draw:name="Frame5" text:anchor-type="paragraph" svg:width="16.002cm" draw:z-index="2"><draw:text-box fo:min-height="11.83cm"><text:p text:style-name="P14"><draw:frame draw:style-name="fr6" draw:name="Image5" text:anchor-type="paragraph" svg:x="0cm" svg:y="0.212cm" svg:width="16.002cm" style:rel-width="100%" svg:height="11.83cm" style:rel-height="scale" draw:z-index="3"><draw:image xlink:href="../graphs/ambi-principle.png" xlink:type="simple" xlink:show="embed" xlink:actuate="onLoad"/></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66">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Grall and Glemarec, 1997)<text:reference-mark-end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2000)<text:reference-mark-end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text:p></draw:text-box></draw:frame><text:soft-page-break/></text:p>
      <text:p text:style-name="Thesis_5f_body"><text:span text:style-name="T157">Разработването и прилагането на биотичните</text:span><text:span text:style-name="T147"> индекси зависят от познаването в детайли на екологията на видовете. Една от </text:span><text:span text:style-name="T150">основните </text:span><text:span text:style-name="T147">критики към тях е субективността им, </text:span><text:span text:style-name="T150">особено при класифицирането на видовете в екологични групи по чувствителност (</text:span><text:span text:style-name="T151">REF?</text:span><text:span text:style-name="T150">)</text:span><text:span text:style-name="T147">. </text:span><text:span text:style-name="T157">Индексите</text:span><text:span text:style-name="T147"> са основно разработени за съобществата на мекото дъно, </text:span><text:span text:style-name="T157">тъй като те традиционно се използват за биондикация,</text:span><text:span text:style-name="T147"> и поне в началото – по отношение на обогатяването с органична материя като основ</text:span><text:span text:style-name="T150">е</text:span><text:span text:style-name="T147">н </text:span><text:span text:style-name="T150">натиск</text:span><text:span text:style-name="T147">. Впоследствие обаче те са изпробвани в различни </text:span><text:span text:style-name="T157">местообитания</text:span><text:span text:style-name="T147"> и за различни типове влияние, за да се потвърди валидността им и да се съгласуват класификациите на състоянието, </text:span><text:span text:style-name="T150">определени</text:span><text:span text:style-name="T147"> </text:span><text:span text:style-name="T150">по</text:span><text:span text:style-name="T147"> различни индекс</text:span><text:span text:style-name="T150">и</text:span><text:span text:style-name="T147">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147">(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147">. Повечето приети </text:span><text:span text:style-name="T150">и интеркалибрирани </text:span><text:span text:style-name="T147">в Европа индекси включват някаква мярка за видово богатство, численост, разнообразие и функциониране на екосистемата – или чрез </text:span><text:span text:style-name="T157">оценка</text:span><text:span text:style-name="T147">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съобществата и трофичните връзки в тях. Целта е индексът или индексите да </text:span><text:soft-page-break/><text:span text:style-name="T147">отразяват максимално добре евентуалните структурни и функционални промени в съобществата. </text:span></text:p>
      <text:p text:style-name="Thesis_5f_body"><text:span text:style-name="T33">В резултат на интеркалибрацията на методите за оценка на средата по смисъла на </text:span><text:span text:style-name="T59">РДВ</text:span><text:span text:style-name="T33">, проведена между България и Румъния, е взето решението за елемента за качество макрозообентос да се използва многомерния индекс </text:span><text:span text:style-name="T26">M</text:span><text:span text:style-name="T1">-</text:span><text:span text:style-name="T26">AMBI </text:span><text:reference-mark-start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rayanova et al., 2008)<text:reference-mark-end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ext:span text:style-name="T33">. </text:span><office:annotation office:name="__Fieldmark__14709_119404090"><dc:creator>K </dc:creator><dc:date>2015-11-14T12:50:38</dc:date><text:p>вярно ли е? последно пак е в група 1..</text:p></office:annotation><text:span text:style-name="T69">Адаптирането на индекса за условията на Черно море включва преместването на полихетата </text:span><text:span text:style-name="T31">Aricidea</text:span><text:span text:style-name="T17"> </text:span><text:span text:style-name="T31">claudiae</text:span><text:span text:style-name="T18"> </text:span><text:span text:style-name="T69">от група </text:span><text:span text:style-name="T25">I</text:span><text:span text:style-name="T18"> </text:span><text:span text:style-name="T69">(много чувствителни видове) в група </text:span><text:span text:style-name="T25">III</text:span><text:span text:style-name="T18"> </text:span><text:span text:style-name="T69">(толерантни видове), тъй като в Черно море този вид характерно се среща заедно с толерантни и опортюнистични видове в условия на обогатяване с органична материя</text:span><text:span text:style-name="T18"> (</text:span><text:span text:style-name="T92">Todorova</text:span><text:span text:style-name="T89"> </text:span><text:span text:style-name="T92">et</text:span><text:span text:style-name="T89"> </text:span><text:span text:style-name="T92">al</text:span><text:span text:style-name="T89">., 2008</text:span><text:span text:style-name="T18">)</text:span><office:annotation-end office:name="__Fieldmark__14709_119404090"/><text:span text:style-name="T33">.</text:span></text:p>
      <text:p text:style-name="Thesis_5f_body"><text:bookmark-start text:name="__RefHeading__1869_970456079"/><text:span text:style-name="T33">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те са непълни и недостатъчно представителни, </text:span><text:span text:style-name="T38">тъй като са с предимно качествен характер и насочени към определени таксономични групи</text:span><text:span text:style-name="T33">. Затова, референтните стойности се определят на базата на данни от зони, които са възможно най-малко повлияни от човешките дейности </text:span><text:span text:style-name="T60">и се намират </text:span><text:span text:style-name="T33">най-малко в добро състояние </text:span><text:span text:style-name="T91">(REF)</text:span><text:span text:style-name="T33">. Граничните стойности на индексите за различните класове за качество са представени в </text:span><office:annotation office:name="__Fieldmark__14717_119404090"><dc:creator>K </dc:creator><dc:date>2015-11-14T13:45:57</dc:date><text:p>таблица гранични стойности на индексите + новите стойности!!</text:p></office:annotation><text:span text:style-name="T69">таблица … </text:span><office:annotation-end office:name="__Fieldmark__14717_119404090"/><text:span text:style-name="T33">. В резултат на последната интеркалибрация обаче са определени нови гранични стойности, които са изведени статистически и са съотнесени със степента на антропогенен натиск чрез индекса PIBS (</text:span><text:span text:style-name="T101">ref – intercalibration 2015</text:span><text:span text:style-name="T33">). </text:span><text:span text:style-name="T69">Новите гранични стойности по-добре отразяват …</text:span><text:bookmark-end text:name="__RefHeading__1869_970456079"/></text:p>
      <text:p text:style-name="Thesis_5f_body"><text:bookmark-start text:name="__RefHeading__1871_970456079"/><text:span text:style-name="T39">Така определените г</text:span><text:span text:style-name="T33">раници </text:span><text:span text:style-name="T39">за отлично</text:span><text:span text:style-name="T33">-добро и добро-умерено състояние при интеркалибрацията с</text:span><text:span text:style-name="T39">е</text:span><text:span text:style-name="T33"> баз</text:span><text:span text:style-name="T39">ират</text:span><text:span text:style-name="T33"> на данни за зоната на </text:span><text:span text:style-name="T69">дълбочина </text:span><text:span text:style-name="T18">&gt;</text:span><text:span text:style-name="T69">20 </text:span><text:span text:style-name="T86">m</text:span><text:span text:style-name="T69">;</text:span><text:span text:style-name="T33"> за крайбрежната </text:span><text:span text:style-name="T1">плитка зона (</text:span><text:span text:style-name="T18">&lt;20 </text:span><text:span text:style-name="T86">m</text:span><text:span text:style-name="T18"> и особено &lt;10 </text:span><text:span text:style-name="T86">m</text:span><text:span text:style-name="T1">), където биоразнообразието обикновено е по-ниско и често се наблюдава силно доминиране на няколко вида в съобществата </text:span><text:span text:style-name="T88">(Маринов 1990??)</text:span><text:span text:style-name="T1">, тези граници все още не са определени и оценката на качеството чрез индексите трябва да се прилага предпазливо</text:span><text:span text:style-name="T33">.</text:span><text:bookmark-end text:name="__RefHeading__1871_970456079"/></text:p>
      <text:p text:style-name="Thesis_5f_body"><text:bookmark-start text:name="__RefHeading__1873_970456079"/><text:span text:style-name="T33">При изготвянето на първоначалната оценка на морската среда за целите на </text:span><text:span text:style-name="T59">РДМС</text:span><text:span text:style-name="T33">, за българското Черно море формално са избрани индикатори за оценка на състоянието по всеки дескриптор, както и цели за доброто състояние по всеки от тях</text:span><text:span text:style-name="T1"> (</text:span><text:span text:style-name="T88">ref - </text:span><text:span text:style-name="T93">първоначален доклад морска директива... </text:span><text:span text:style-name="T1">)</text:span><text:span text:style-name="T33">:</text:span><text:bookmark-end text:name="__RefHeading__1873_970456079"/></text:p>
      <text:list xml:id="list1354631390" text:style-name="L5">
        <text:list-item>
          <text:p text:style-name="P19"><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хабитатите. <text:s/><text:bookmark-end text:name="__RefHeading__1875_970456079"/></text:p>
        </text:list-item>
        <text:list-item>
          <text:p text:style-name="P19"><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19"><text:bookmark-start text:name="__RefHeading__1879_970456079"/>хранителни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видове, структуриращи хабитата, и др.).<text:bookmark-end text:name="__RefHeading__1879_970456079"/></text:p>
        </text:list-item>
        <text:list-item>
          <text:p text:style-name="P19"><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text:soft-page-break/>индивидите над определен размерен клас, параметри на размерното разпределение на индивидите.<text:bookmark-end text:name="__RefHeading__1881_970456079"/></text:p>
        </text:list-item>
      </text:list>
      <text:p text:style-name="P21"><text:span text:style-name="T1">Повечето от тези параметри до една или друга степен вече се измерват и използват както във връзка с </text:span><text:span text:style-name="T10">РДВ</text:span><text:span text:style-name="T1">, така и в </text:span><text:span text:style-name="T11">различни </text:span><text:span text:style-name="T1">научни изследвания. Това ще улесни значително интегрирането на мониторинговите програми, както и сравнението на резултатите и оценките.</text:span></text:p>
      <text:list xml:id="list152044038033670" text:continue-list="list152043479276416" text:style-name="Thesis_5f_numbering">
        <text:list-item>
          <text:list>
            <text:list-item>
              <text:p text:style-name="P26">Зообентосни изследвания в <text:span text:style-name="T120">българския сектор на </text:span>Черно море — <text:span text:style-name="T138">исторически план</text:span></text:p>
            </text:list-item>
          </text:list>
        </text:list-item>
      </text:list>
      <text:p text:style-name="P5"><text:bookmark-start text:name="__RefHeading__1889_970456079"/><text:span text:style-name="T104">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04">(Chichkoff, 1907, 1912)</text:span><text:reference-mark-end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04">.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04">(1913)</text:span><text:reference-mark-end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04">,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1935, 1955a, 1955b, 1955c)<text:reference-mark-end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 <text:span text:style-name="T104">продължава и задълбочава проучванията върху фаунистичния състав на зообентоса.</text:span><text:bookmark-end text:name="__RefHeading__1889_970456079"/></text:p>
      <text:p text:style-name="Thesis_5f_body"><text:bookmark-start text:name="__RefHeading__1891_970456079"/><text:span text:style-name="T3">К</text:span><text:span text:style-name="T1">ачеств</text:span><text:span text:style-name="T12">е</text:span><text:span text:style-name="T1">ния</text:span><text:span text:style-name="T3">т</text:span><text:span text:style-name="T1"> и количествен състав на </text:span><text:span text:style-name="T3">различни </text:span><text:span text:style-name="T1">зообентос</text:span><text:span text:style-name="T3">ни групи</text:span><text:span text:style-name="T1"> пред българския бряг са изуч</text:span><text:span text:style-name="T3">ени систематично през </text:span><text:span text:style-name="T4">следващите</text:span><text:span text:style-name="T3"> години. </text:span><text:span text:style-name="T7">И</text:span><text:span text:style-name="T3">зследвани </text:span><text:span text:style-name="T7">с</text:span><text:span text:style-name="T3">а полихетите </text:span><text:reference-mark-start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text:span text:style-name="T102">(Маринов, 1957a, 1957b, 1959, 1964)</text:span><text:reference-mark-end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 <text:span text:style-name="T105">амфиподите и висшите ракообразни </text:span><text:reference-mark-start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text:span text:style-name="T102">(Кънева-Абаджиева, 1964, 1965, 1970)</text:span><text:reference-mark-end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 <text:span text:style-name="T105">мекотелите </text:span><text:reference-mark-start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text:span text:style-name="T102">(Кънева-Абаджиева, 1957, 1960a, 1960b, 1962; Кънева-Абаджиева and Маринов, 1967a)</text:span><text:reference-mark-end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 <text:span text:style-name="T106">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02">(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06">. Зообентосът представлява интерес и като </text:span><text:span text:style-name="T1">хранителна база на рибите </text:span><text:reference-mark-start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02">(Кънева-Абаджиева and Маринов, 1963, 1965, 1966b)</text:span><text:reference-mark-end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text:span><text:bookmark-end text:name="__RefHeading__1891_970456079"/></text:p>
      <text:p text:style-name="Thesis_5f_body"><text:bookmark-start text:name="__RefHeading__1893_970456079"/><text:span text:style-name="T1">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02">(Вълканов, 1957)</text:span><text:reference-mark-end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 и в двете му последващи допълнения </text:span><text:reference-mark-start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02">(Вълканов and Маринов, 1964; Маринов and Големански, 1989)</text:span><text:reference-mark-end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text:span><text:bookmark-end text:name="__RefHeading__1893_970456079"/></text:p>
      <text:p text:style-name="Thesis_5f_body"><text:bookmark-start text:name="__RefHeading__1895_970456079"/><text:span text:style-name="T19">Според Маринов </text:span><text:reference-mark-start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23">(1990)</text:span><text:reference-mark-end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23"> </text:span><text:span text:style-name="T124">общият брой зообентосни видове </text:span><text:span text:style-name="T126">в Черно море </text:span><text:span text:style-name="T124">(едноклетъчни и многоклетъчни) е 1370 и включва </text:span><text:span text:style-name="T125">т</text:span><text:span text:style-name="T124">аксономични</text:span><text:span text:style-name="T125">те</text:span><text:span text:style-name="T124"> групи Protozoa, Porifera, Coelenterata, Platyhelminthes, Nemathelminthes, Nemertini, Annelida, Arthropoda, Mollusca, Tentaculata, Echinodermata, Chordata. </text:span><text:span text:style-name="T107">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07">(Golemansky, 2007)</text:span><text:reference-mark-end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07">.</text:span><text:bookmark-end text:name="__RefHeading__1895_970456079"/></text:p>
      <text:p text:style-name="Thesis_5f_body"><text:bookmark-start text:name="__RefHeading__1897_970456079"/><text:span text:style-name="T108">В Бургаския залив – районът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text:span text:style-name="T102">(Ли, 1984; Маринов et al., 1989)</text:span><text:reference-mark-end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 <text:span text:style-name="T109">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110">-2</text:span><text:span text:style-name="T109">, а средната биомаса – 347 g.m</text:span><text:span text:style-name="T110">-2</text:span><text:span text:style-name="T112">. </text:span><text:span text:style-name="T113">В</text:span><text:span text:style-name="T111"> количествената структура доминанти по численост са полихетите, а по биомаса – мекотелите</text:span><text:span text:style-name="T109">.</text:span><text:bookmark-end text:name="__RefHeading__1897_970456079"/></text:p>
      <text:p text:style-name="Thesis_5f_body"><text:bookmark-start text:name="__RefHeading__1899_970456079"/><text:soft-page-break/><text:span text:style-name="T6">Отделени са с</text:span><text:span text:style-name="T1">ледните биоценози на мекото дъно до 20 </text:span><text:span text:style-name="T20">m</text:span><text:span text:style-name="T1"> дълбочина в Бургаския залив </text:span><text:reference-mark-start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02">(Ли, 1984; Маринов, 1990)</text:span><text:reference-mark-end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03">.</text:span><text:bookmark-end text:name="__RefHeading__1899_970456079"/></text:p>
      <text:p text:style-name="Thesis_5f_body"/>
      <text:p text:style-name="P1"><text:bookmark-start text:name="__RefHeading__1901_970456079"/><text:span text:style-name="T120">И</text:span>нфралиторална пясъчна зона<text:bookmark-end text:name="__RefHeading__1901_970456079"/></text:p>
      <text:p text:style-name="Thesis_5f_body"><text:span text:style-name="T1">Това е най-многобройното и разнообразно съобщество на мекото дъно на българския шелф. Доминиращи са полихетите (</text:span><office:annotation office:name="__Fieldmark__14187_119404090"><dc:creator>K </dc:creator><dc:date>2015-11-14T12:59:47</dc:date><text:p>+ имена на описващите автори след всяко латинско име..</text:p></office:annotation><text:span text:style-name="T21">Nephtys</text:span><text:span text:style-name="T15"> </text:span><text:span text:style-name="T21">cirrosa</text:span><text:span text:style-name="T15">, </text:span><text:span text:style-name="T21">Glycera</text:span><text:span text:style-name="T15"> </text:span><text:span text:style-name="T21">tridactyla</text:span><text:span text:style-name="T15">, </text:span><text:span text:style-name="T21">Prionospio</text:span><text:span text:style-name="T15"> </text:span><text:span text:style-name="T21">cirrifera</text:span><office:annotation-end office:name="__Fieldmark__14187_119404090"/><text:span text:style-name="T1">), ракообразните (</text:span><text:span text:style-name="T21">Diogenes</text:span><text:span text:style-name="T15"> </text:span><text:span text:style-name="T21">pugilator</text:span><text:span text:style-name="T15">, </text:span><text:span text:style-name="T21">Ampelisca</text:span><text:span text:style-name="T15"> </text:span><text:span text:style-name="T21">diadema</text:span><text:span text:style-name="T15">, </text:span><text:span text:style-name="T21">Amphibalanus</text:span><text:span text:style-name="T15"> </text:span><text:span text:style-name="T21">improvisus</text:span><text:span text:style-name="T1">), мекотелите (</text:span><text:span text:style-name="T21">Chamelea</text:span><text:span text:style-name="T15"> </text:span><text:span text:style-name="T21">gallina</text:span><text:span text:style-name="T15">, </text:span><text:span text:style-name="T21">Lucinella</text:span><text:span text:style-name="T15"> </text:span><text:span text:style-name="T21">divaricata</text:span><text:span text:style-name="T15">, </text:span><text:span text:style-name="T29">Abra</text:span><text:span text:style-name="T15"> </text:span><text:span text:style-name="T29">prismatica</text:span><text:span text:style-name="T15">, </text:span><text:span text:style-name="T21">Nassarius</text:span><text:span text:style-name="T15"> </text:span><text:span text:style-name="T21">reticulatus</text:span><text:span text:style-name="T1">). Някои от видовете са типични за пясъчното дъно, а други се срещат и в тинестото дъно (напр. </text:span><text:span text:style-name="T21">Melinna</text:span><text:span text:style-name="T15"> </text:span><text:span text:style-name="T21">palmata</text:span><text:span text:style-name="T1">).</text:span></text:p>
      <text:p text:style-name="Thesis_5f_body"><text:bookmark-start text:name="__RefHeading__1907_970456079"/>По отношение на качествения видов състав и вида на седимента могат да се отделят няколко подгрупировки.<text:bookmark-end text:name="__RefHeading__1907_970456079"/></text:p>
      <text:p text:style-name="Thesis_5f_body"><text:bookmark-start text:name="__RefHeading__1909_970456079"/><text:span text:style-name="T8">Г</text:span><text:span text:style-name="T1">рупировка</text:span><text:span text:style-name="T8">та</text:span><text:span text:style-name="T1"> на чистия пясък </text:span><text:span text:style-name="T8">се развива в</text:span><text:span text:style-name="T1"> чист</text:span><text:span text:style-name="T8">и</text:span><text:span text:style-name="T1">, дребнозърнест</text:span><text:span text:style-name="T8">и</text:span><text:span text:style-name="T1"> кварцов</text:span><text:span text:style-name="T8">и</text:span><text:span text:style-name="T1"> пясъ</text:span><text:span text:style-name="T8">ци</text:span><text:span text:style-name="T1">; достига до дълбочина 17 </text:span><text:span text:style-name="T26">m</text:span><text:span text:style-name="T1">. Доминиращи по плътност видове </text:span><text:span text:style-name="T8">са </text:span><text:span text:style-name="T21">Micronephthys</text:span><text:span text:style-name="T15"> </text:span><text:span text:style-name="T21">stammeri</text:span><text:span text:style-name="T15">, </text:span><text:span text:style-name="T21">Eteonides</text:span><text:span text:style-name="T15"> </text:span><text:span text:style-name="T21">coineaui</text:span><text:span text:style-name="T1">.</text:span><text:bookmark-end text:name="__RefHeading__1909_970456079"/></text:p>
      <text:p text:style-name="Thesis_5f_body"><text:bookmark-start text:name="__RefHeading__1911_970456079"/><text:span text:style-name="T8">Г</text:span><text:span text:style-name="T1">рупировка</text:span><text:span text:style-name="T8">та</text:span><text:span text:style-name="T1"> </text:span><text:span text:style-name="T21">Aonides</text:span><text:span text:style-name="T15"> </text:span><text:span text:style-name="T24">spp.</text:span><text:span text:style-name="T21"> —</text:span><text:span text:style-name="T94"> </text:span><text:a xlink:type="simple" xlink:href="http://www.marinespecies.org/aphia.php?p=taxdetails&amp;id=506025" text:style-name="Internet_20_link" text:visited-style-name="Visited_20_Internet_20_Link"><text:span text:style-name="Internet_20_link"><text:span text:style-name="T95">Gibbomodiola adriatica</text:span></text:span></text:a><text:span text:style-name="T94"> </text:span><text:span text:style-name="T21">—</text:span><text:span text:style-name="T15"> </text:span><text:span text:style-name="T21">Gouldia</text:span><text:span text:style-name="T15"> </text:span><text:span text:style-name="T21">minima</text:span><text:span text:style-name="T1"> </text:span><text:span text:style-name="T8">се развива върху </text:span><text:span text:style-name="T1"><text:s/>субстрат от пясък, примесен с черупки и фрагменти от черупки на миди и други мекотели; до 25</text:span><text:span text:style-name="T20">m</text:span><text:span text:style-name="T1">. Най-многобройни са полихетите (</text:span><text:span text:style-name="T21">Prionospio</text:span><text:span text:style-name="T15"> </text:span><text:span text:style-name="T21">cirrifera</text:span><text:span text:style-name="T15">, </text:span><text:span text:style-name="T21">Aonides</text:span><text:span text:style-name="T15"> </text:span><text:span text:style-name="T24">spp.</text:span><text:span text:style-name="T1">), следвани от ракообразните и мекотелите.</text:span><text:bookmark-end text:name="__RefHeading__1911_970456079"/></text:p>
      <text:p text:style-name="Thesis_5f_body"><text:bookmark-start text:name="__RefHeading__1913_970456079"/><text:span text:style-name="T27">П</text:span><text:span text:style-name="T26">олета</text:span><text:span text:style-name="T27">та</text:span><text:span text:style-name="T26"> от морски треви </text:span><text:span text:style-name="T27">представляват отделен тип местообитание </text:span><text:span text:style-name="T28">в плитката крайбрежна зона. Изясняването на съвременното състояние и на характеристиките на асоциираните с морските треви зообентосни съобщества </text:span><text:span text:style-name="T26"><text:s/></text:span><text:span text:style-name="T28">е една от задачите на тази дисертация. В</text:span><text:span text:style-name="T1"> Черно море се срещат основно два вида морски треви – </text:span><text:span text:style-name="T21">Zostera</text:span><text:span text:style-name="T15"> </text:span><text:span text:style-name="T21">marina</text:span><text:span text:style-name="T1"> и </text:span><text:span text:style-name="T21">Zostera</text:span><text:span text:style-name="T15"> </text:span><text:span text:style-name="T21">nolt</text:span><text:span text:style-name="T23">e</text:span><text:span text:style-name="T21">i</text:span><text:span text:style-name="T1">. </text:span><text:span text:style-name="T13">Наличните д</text:span><text:span text:style-name="T1">анни за зообентоса в зостерните полета са главно качествени. Видовият състав на асоциираната </text:span><text:span text:style-name="T13">с тревите </text:span><text:span text:style-name="T1">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Bolam et al., 2002)<text:reference-mark-end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text:span text:style-name="T1">. </text:span><text:span text:style-name="T13">Видовото б</text:span><text:span text:style-name="T1">огатство на съобществото се определя от наличието и разнообразието на микрохабитати и от местните екологични условия. В зостерните обраствания от българския сектор на Черно море са характерни голям брой малки тревопасни охлюви, които се хранят най-вече с епифитните водорасли (</text:span><text:span text:style-name="T21">Hydrobia</text:span><text:span text:style-name="T15"> </text:span><text:span text:style-name="T32">spp.</text:span><text:span text:style-name="T15">, </text:span><text:span text:style-name="T21">Rissoa</text:span><text:span text:style-name="T15"> </text:span><text:span text:style-name="T24">spp.</text:span><text:span text:style-name="T15">, </text:span><text:span text:style-name="T21">Nassarius</text:span><text:span text:style-name="T15"> </text:span><text:span text:style-name="T24">spp.</text:span><text:span text:style-name="T15">, </text:span><text:span text:style-name="T21">Bittium</text:span><text:span text:style-name="T15"> </text:span><text:span text:style-name="T24">spp.</text:span><text:span text:style-name="T15">)</text:span><text:span text:style-name="T1">; голям брой полихети в седиментите (</text:span><text:span text:style-name="T21">Arenicola</text:span><text:span text:style-name="T15"> </text:span><text:span text:style-name="T21">marina</text:span><text:span text:style-name="T15">, </text:span><text:span text:style-name="T21">Hediste</text:span><text:span text:style-name="T15"> </text:span><text:span text:style-name="T21">diversicolor</text:span><text:span text:style-name="T15">, </text:span><text:span text:style-name="T21">Perinereis</text:span><text:span text:style-name="T15"> </text:span><text:span text:style-name="T21">cultrifera</text:span><text:span text:style-name="T15">, </text:span><text:span text:style-name="T21">Polycirrus</text:span><text:span text:style-name="T15"> </text:span><text:span text:style-name="T24">spp.</text:span><text:span text:style-name="T15">, </text:span><text:span text:style-name="T21">Sthenelais</text:span><text:span text:style-name="T15"> </text:span><text:span text:style-name="T21">boa</text:span><text:span text:style-name="T15">, </text:span><text:span text:style-name="T21">Glycera</text:span><text:span text:style-name="T15"> </text:span><text:span text:style-name="T24">spp.</text:span><text:span text:style-name="T15">, </text:span><text:span text:style-name="T21">Nephtys</text:span><text:span text:style-name="T15"> </text:span><text:span text:style-name="T24">spp.</text:span><text:span text:style-name="T15">, </text:span><text:span text:style-name="T21">Lagis</text:span><text:span text:style-name="T15"> </text:span><text:span text:style-name="T21">koreni</text:span><text:span text:style-name="T1">), миди (</text:span><text:span text:style-name="T21">Cerastoderma</text:span><text:span text:style-name="T15"> </text:span><text:span text:style-name="T21">edule</text:span><text:span text:style-name="T15">, </text:span><text:span text:style-name="T21">C</text:span><text:span text:style-name="T15">. </text:span><text:span text:style-name="T21">glaucum</text:span><text:span text:style-name="T15">, </text:span><text:span text:style-name="T21">Abra</text:span><text:span text:style-name="T15"> </text:span><text:span text:style-name="T21">segmentum</text:span><text:span text:style-name="T15">, </text:span><text:span text:style-name="T21">Lentidium</text:span><text:span text:style-name="T15"> </text:span><text:span text:style-name="T21">mediterraneum</text:span><text:span text:style-name="T15">, </text:span><text:span text:style-name="T21">Chamelea</text:span><text:span text:style-name="T15"> </text:span><text:span text:style-name="T21">gallina</text:span><text:span text:style-name="T15">, </text:span><text:span text:style-name="T21">Gastrana</text:span><text:span text:style-name="T15"> </text:span><text:span text:style-name="T24">spp.</text:span><text:span text:style-name="T1">) и др. От мобилната фауна, амфиподите и мизидите са сред най-многобройните </text:span><text:span text:style-name="T13">гпупи</text:span><text:span text:style-name="T1">, </text:span><text:span text:style-name="T13">а </text:span><text:span text:style-name="T1">също и декаподите (</text:span><text:span text:style-name="T21">Upogebia</text:span><text:span text:style-name="T15"> </text:span><text:span text:style-name="T21">pusilla</text:span><text:span text:style-name="T15">, </text:span><text:span text:style-name="T21">Pestarella</text:span><text:span text:style-name="T15"> (Callianassa) </text:span><text:span text:style-name="T21">candida</text:span><text:span text:style-name="T15">, </text:span><text:span text:style-name="T21">Diogenes</text:span><text:span text:style-name="T15"> </text:span><text:span text:style-name="T21">pugilator</text:span><text:span text:style-name="T1">) </text:span><text:reference-mark-start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02">(Маринов, 1990)</text:span><text:reference-mark-end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 </text:span><text:span text:style-name="T5">Uzunova </text:span><text:reference-mark-start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2010)<text:reference-mark-end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text:span text:style-name="T87"> </text:span><text:span text:style-name="T99">доклад</text:span><text:span text:style-name="T1">ва подобни резултати: високо биоразнообразие и численост на зообентоса в зостерните обраствания, като най-разнообразни са мекотелите и епифауната от ракообразни, а също и полихетите. Типични видове са </text:span><text:span text:style-name="T21">Loripes</text:span><text:span text:style-name="T15"> </text:span><text:span text:style-name="T21">lucinalis</text:span><text:span text:style-name="T15">, </text:span><text:span text:style-name="T21">Chamelea</text:span><text:span text:style-name="T15"> </text:span><text:span text:style-name="T21">gallina</text:span><text:span text:style-name="T15">, </text:span><text:span text:style-name="T21">Parvicardium</text:span><text:span text:style-name="T15"> </text:span><text:span text:style-name="T21">exiguum</text:span><text:span text:style-name="T15">, </text:span><text:span text:style-name="T21">Rissoa</text:span><text:span text:style-name="T15"> </text:span><text:span text:style-name="T21">venusta</text:span><text:span text:style-name="T15">, </text:span><text:span text:style-name="T21">Bittium</text:span><text:span text:style-name="T15"> </text:span><text:span text:style-name="T21">reticulatum</text:span><text:span text:style-name="T15">, </text:span><text:span text:style-name="T21">Dexamine</text:span><text:span text:style-name="T15"> </text:span><text:span text:style-name="T21">spinosa</text:span><text:span text:style-name="T15">, </text:span><text:span text:style-name="T21">Microdeutopus</text:span><text:span text:style-name="T15"> </text:span><text:span text:style-name="T21">gryllotalpa</text:span><text:span text:style-name="T15">, </text:span><text:span text:style-name="T21">Platynereis</text:span><text:span text:style-name="T15"> </text:span><text:span text:style-name="T21">dumerilii</text:span><text:span text:style-name="T15">.</text:span><text:bookmark-end text:name="__RefHeading__1913_970456079"/></text:p>
      <text:p text:style-name="Thesis_5f_body"/>
      <text:p text:style-name="P1"><text:bookmark-start text:name="__RefHeading__1915_970456079"/><text:span text:style-name="T121">К</text:span>райбрежна тиня<text:bookmark-end text:name="__RefHeading__1915_970456079"/></text:p>
      <text:p text:style-name="Thesis_5f_body"><text:bookmark-start text:name="__RefHeading__1917_970456079"/><text:soft-page-break/>Това е най-широката като пространствено разпределение биоценоза. С<text:span text:style-name="T114">убстратът</text:span> е предимно тинест, понякога примесен с малка част дребнозърнест пясък. Различават се две групировки.<text:bookmark-end text:name="__RefHeading__1917_970456079"/></text:p>
      <text:p text:style-name="Thesis_5f_body"><text:bookmark-start text:name="__RefHeading__1919_970456079"/><text:span text:style-name="T9">Г</text:span><text:span text:style-name="T1">рупировка</text:span><text:span text:style-name="T9">та</text:span><text:span text:style-name="T1"> с преобладаване на </text:span><text:span text:style-name="T21">Melinna</text:span><text:span text:style-name="T15"> </text:span><text:span text:style-name="T21">palmata</text:span><text:span text:style-name="T1"> заема по-голямата част от биоценозата, на дълбочина 14-25</text:span><text:span text:style-name="T20">m</text:span><text:span text:style-name="T1">. Много по-бедна е на видове от пясъчните биоценози; характерно е увеличено присъствие на тинестолюбивите организми (</text:span><text:span text:style-name="T21">Melinna</text:span><text:span text:style-name="T15"> </text:span><text:span text:style-name="T21">palmata</text:span><text:span text:style-name="T15">, </text:span><text:span text:style-name="T21">Aricidea</text:span><text:span text:style-name="T15"> </text:span><text:span text:style-name="T21">claudiae</text:span><text:span text:style-name="T15">, </text:span><text:span text:style-name="T21">Upogebia</text:span><text:span text:style-name="T15"> </text:span><text:span text:style-name="T21">pusilla</text:span><text:span text:style-name="T1">).</text:span><text:bookmark-end text:name="__RefHeading__1919_970456079"/></text:p>
      <text:p text:style-name="Thesis_5f_body"><text:bookmark-start text:name="__RefHeading__1921_970456079"/><text:span text:style-name="T9">Г</text:span><text:span text:style-name="T1">рупировка с малко </text:span><text:span text:style-name="T21">M</text:span><text:span text:style-name="T29">elinna</text:span><text:span text:style-name="T15"> </text:span><text:span text:style-name="T21">palmata</text:span><text:span text:style-name="T1"> </text:span><text:span text:style-name="T9">е</text:span><text:span text:style-name="T1"> преходна към биоценозата на фазеолиновата тиня. Среща се на дълбочини 14-40</text:span><text:span text:style-name="T20">m</text:span><text:span text:style-name="T1">. Количествено </text:span><text:span text:style-name="T9">е </text:span><text:span text:style-name="T1">най-бедната; </text:span><text:span text:style-name="T9">п</text:span><text:span text:style-name="T1">реобладават полихетите (</text:span><text:span text:style-name="T21">N</text:span><text:span text:style-name="T29">ephtys</text:span><text:span text:style-name="T15"> </text:span><text:span text:style-name="T21">hombergii</text:span><text:span text:style-name="T15">, </text:span><text:span text:style-name="T21">A</text:span><text:span text:style-name="T29">ricidea</text:span><text:span text:style-name="T15"> </text:span><text:span text:style-name="T21">claudiae</text:span><text:span text:style-name="T1">), мекотелите (</text:span><text:span text:style-name="T21">Spisula</text:span><text:span text:style-name="T15"> </text:span><text:span text:style-name="T21">subtruncata</text:span><text:span text:style-name="T1">) и др. </text:span><text:bookmark-end text:name="__RefHeading__1921_970456079"/></text:p>
      <text:p text:style-name="Thesis_5f_body"><text:bookmark-start text:name="__RefHeading__1923_970456079"/>Съвременните биоценологични изследвания на зообентоса позволяват актуализирането на зообентосните биоценози в българското Черно море (<text:span text:style-name="T118">табл.</text:span>).<text:bookmark-end text:name="__RefHeading__1923_970456079"/></text:p>
      <text:p text:style-name="P22"><text:span text:style-name="T142">Натура, Морска стратегия... <text:s/>- таблица!</text:span></text:p>
      <text:list xml:id="list152045180563170" text:continue-numbering="true" text:style-name="Thesis_5f_numbering">
        <text:list-item>
          <text:list>
            <text:list-item>
              <text:p text:style-name="P26">Съвременно състояние на зообентосните съобщества в Черно море</text:p>
            </text:list-item>
          </text:list>
        </text:list-item>
      </text:list>
      <text:p text:style-name="Thesis_5f_body"><text:bookmark-start text:name="__RefHeading__1929_970456079"/><text:span text:style-name="T1">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Zaitsev, 2006; Banaru et al., 2010)<text:reference-mark-end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text:span text:style-name="T1">.</text:span><text:bookmark-end text:name="__RefHeading__1929_970456079"/></text:p>
      <text:p text:style-name="Thesis_5f_body"><text:bookmark-start text:name="__RefHeading__1931_970456079"/><text:span text:style-name="T1">Поради своя произход и екологични особености, Черно море се характеризира с ниско биоразнообразие в сравнение с други морета. През </text:span><text:span text:style-name="T14">19</text:span><text:span text:style-name="T1">70те и </text:span><text:span text:style-name="T14">19</text:span><text:span text:style-name="T1">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Mee, 1992; Zaitsev and Mamaev, 1997)</text:span><text:reference-mark-end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1">(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88">.</text:span><text:span text:style-name="T1">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30">Melinna</text:span><text:span text:style-name="T16"> </text:span><text:span text:style-name="T30">palmat</text:span><text:span text:style-name="T16">а</text:span><text:span text:style-name="T1">); същевременно изчезват най-чувствителните видове </text:span><text:reference-mark-start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02">(Стойков et al., 1994)</text:span><text:reference-mark-end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 Деградацията се усилва и от внасянето на чужди инвазивни видове </text:span><text:span text:style-name="T14">като мекотелите </text:span><text:span text:style-name="T30">Mya</text:span><text:span text:style-name="T16"> </text:span><text:span text:style-name="T22">arenaria</text:span><text:span text:style-name="T16">, </text:span><text:span text:style-name="T30">Rapana</text:span><text:span text:style-name="T16"> </text:span><text:span text:style-name="T22">venosa</text:span><text:span text:style-name="T16">, </text:span><text:span text:style-name="T30">Anadara</text:span><text:span text:style-name="T16"> kagoshimensis (=A.</text:span><text:span text:style-name="T30">inaequivalvis)</text:span><text:span text:style-name="T1">,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26">.</text:span><text:bookmark-end text:name="__RefHeading__1931_970456079"/></text:p>
      <text:p text:style-name="Thesis_5f_body"><text:bookmark-start text:name="__RefHeading__1933_970456079"/><text:span text:style-name="T86">През 90те години – икономически срив, намаляване на въздействието….. </text:span><text:span text:style-name="T26">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N. Revkov et al., 2008; Todorova and Konsulova, 2008)<text:reference-mark-end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text:span text:style-name="T26">. </text:span><text:span text:style-name="T1">Въпреки това, съвременното екологично състояние на зообентоса в българската черноморска акватория остава предимно умерено и лошо </text:span><text:reference-mark-start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102">(БДЧР, 2010, 2011, 2012, 2013, 2014)</text:span><text:reference-mark-end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88"> </text:span><text:span text:style-name="T119">(ТАБЛ?)</text:span><text:span text:style-name="T1">. Изследванията във Варненския залив показват лошо състояние и деградация на съобществата според индекса </text:span><text:span text:style-name="T26">M</text:span><text:span text:style-name="T1">-</text:span><text:span text:style-name="T26">AMBI</text:span><text:span text:style-name="T1">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02">(БДЧР, 2013, 2014; Todorova and Konsulova, 2008)</text:span><text:reference-mark-end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text:span><text:bookmark-end text:name="__RefHeading__1933_970456079"/></text:p>
      <text:p text:style-name="Thesis_5f_body"><text:bookmark-start text:name="__RefHeading__1935_970456079"/><text:soft-page-break/><text:span text:style-name="T96">Оценката на дънните местообитания по Р</text:span><text:span text:style-name="T98">амковата </text:span><text:span text:style-name="T96">Д</text:span><text:span text:style-name="T98">иректива за </text:span><text:span text:style-name="T96">М</text:span><text:span text:style-name="T98">орската </text:span><text:span text:style-name="T96">С</text:span><text:span text:style-name="T98">тратегия</text:span><text:span text:style-name="T96"> (</text:span><text:span text:style-name="T90">реф — начална оценка</text:span><text:span text:style-name="T96">) показва, че плитките крайбрежни (медиолиторалн</text:span><text:span text:style-name="T97">и</text:span><text:span text:style-name="T96"> и плитки сублиторални) местообитания са най-видоизменени в сравнение с естествените (референтните) условия. Т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97">навлизане на </text:span><text:span text:style-name="T96">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text:span><text:bookmark-end text:name="__RefHeading__1935_9704560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Frame_20_contents" style:display-name="Frame contents" style:family="paragraph" style:parent-style-name="Standard" style:default-outline-level=""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Фиг."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2.499cm" fo:margin-right="2.499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0" style:page-layout-name="Mpm2"/>
    <style:master-page style:name="First_20_Page" style:display-name="First Page" style:page-layout-name="Mpm1" style:next-style-name="Standard"/>
    <style:master-page style:name="Thesis_5f_bodyPage" style:display-name="Thesis_bodyPage" style:page-layout-name="Mpm3">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4"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 </meta:initial-creator>
    <meta:creation-date>2015-12-14T15:04:43.849419486</meta:creation-date>
    <dc:date>2017-04-25T15:20:43.224780643</dc:date>
    <dc:creator>K</dc:creator>
    <meta:editing-duration>PT16H54M37S</meta:editing-duration>
    <meta:editing-cycles>106</meta:editing-cycles>
    <meta:generator>LibreOffice/5.3.2.2$Linux_X86_64 LibreOffice_project/6cd4f1ef626f15116896b1d8e1398b56da0d0ee1</meta:generator>
    <meta:document-statistic meta:table-count="0" meta:image-count="3" meta:object-count="0" meta:page-count="14" meta:paragraph-count="84" meta:word-count="4906" meta:character-count="35299" meta:non-whitespace-character-count="30448"/>
    <meta:user-defined meta:name="ZOTERO_PREF_1">&lt;data data-version="3" zotero-version="4.0.29.10"&gt;&lt;session id="C1A3fMgU"/&gt;&lt;style id="http://www.zotero.org/styles/elsevier-harvard" hasBibliography="1" bibliographyStyleHasBeenSet="0"/&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